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Noto_Mono_1.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Mono" svg:font-family="'Noto Mono'" style:font-pitch="fixed">
      <svg:font-face-src>
        <svg:font-face-uri xlink:href="Fonts/Font_Noto_Mono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style:font-face style:name="ui-monospace" svg:font-family="ui-monospace, SFMono-Regular, 'SF Mono', Menlo, Consolas, 'Liberation Mono', monospace"/>
  </office:font-face-decls>
  <office:automatic-styles>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315cc7" officeooo:paragraph-rsid="00315cc7" style:font-size-asian="10pt" style:font-weight-asian="bold" style:font-size-complex="10pt" style:font-weight-complex="bold"/>
    </style:style>
    <style:style style:name="P6"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7" style:family="paragraph" style:parent-style-name="Text_20_body">
      <style:text-properties officeooo:rsid="00334ad6" officeooo:paragraph-rsid="00351640"/>
    </style:style>
    <style:style style:name="P8" style:family="paragraph" style:parent-style-name="Text_20_body">
      <style:text-properties officeooo:rsid="00351640" officeooo:paragraph-rsid="00351640"/>
    </style:style>
    <style:style style:name="P9" style:family="paragraph" style:parent-style-name="Text_20_body">
      <style:text-properties officeooo:rsid="00351640" officeooo:paragraph-rsid="00522b13"/>
    </style:style>
    <style:style style:name="P10" style:family="paragraph" style:parent-style-name="Text_20_body">
      <style:paragraph-properties fo:margin-top="0.0398in" fo:margin-bottom="0.0398in" style:contextual-spacing="false"/>
      <style:text-properties officeooo:paragraph-rsid="00334ad6"/>
    </style:style>
    <style:style style:name="P11" style:family="paragraph" style:parent-style-name="Text_20_body">
      <style:text-properties officeooo:rsid="0044f2cd" officeooo:paragraph-rsid="0044f2cd"/>
    </style:style>
    <style:style style:name="P12" style:family="paragraph" style:parent-style-name="Text_20_body">
      <style:text-properties officeooo:rsid="004b89c8" officeooo:paragraph-rsid="004b89c8"/>
    </style:style>
    <style:style style:name="P13" style:family="paragraph" style:parent-style-name="Text_20_body">
      <style:text-properties officeooo:rsid="003957de" officeooo:paragraph-rsid="003957de"/>
    </style:style>
    <style:style style:name="P14" style:family="paragraph" style:parent-style-name="Text_20_body">
      <style:text-properties officeooo:rsid="00397033" officeooo:paragraph-rsid="00397033"/>
    </style:style>
    <style:style style:name="P15" style:family="paragraph" style:parent-style-name="Text_20_body">
      <style:text-properties officeooo:rsid="00397033" officeooo:paragraph-rsid="0039d509"/>
    </style:style>
    <style:style style:name="P16" style:family="paragraph" style:parent-style-name="Text_20_body">
      <style:text-properties officeooo:rsid="00397033" officeooo:paragraph-rsid="003bdbfa"/>
    </style:style>
    <style:style style:name="P17" style:family="paragraph" style:parent-style-name="Text_20_body">
      <style:text-properties officeooo:rsid="00397033" officeooo:paragraph-rsid="003b9e44"/>
    </style:style>
    <style:style style:name="P18" style:family="paragraph" style:parent-style-name="Text_20_body">
      <style:text-properties officeooo:paragraph-rsid="004fe03c"/>
    </style:style>
    <style:style style:name="P19" style:family="paragraph" style:parent-style-name="Text_20_body">
      <style:text-properties officeooo:rsid="004ffd8a" officeooo:paragraph-rsid="004ffd8a"/>
    </style:style>
    <style:style style:name="P20" style:family="paragraph" style:parent-style-name="Table_20_Contents">
      <style:paragraph-properties fo:text-align="justify" style:justify-single-word="false"/>
      <style:text-properties officeooo:rsid="004ffd8a" officeooo:paragraph-rsid="004ffd8a"/>
    </style:style>
    <style:style style:name="P21" style:family="paragraph" style:parent-style-name="Text_20_body">
      <style:text-properties officeooo:rsid="00522b13" officeooo:paragraph-rsid="00522b13"/>
    </style:style>
    <style:style style:name="P22" style:family="paragraph" style:parent-style-name="Text_20_body">
      <style:text-properties officeooo:rsid="00545e06" officeooo:paragraph-rsid="00545e06"/>
    </style:style>
    <style:style style:name="P23" style:family="paragraph" style:parent-style-name="Text_20_body">
      <style:text-properties officeooo:rsid="003b9e44" officeooo:paragraph-rsid="003b9e44"/>
    </style:style>
    <style:style style:name="P24" style:family="paragraph" style:parent-style-name="Text_20_body">
      <style:text-properties officeooo:paragraph-rsid="003b9e44"/>
    </style:style>
    <style:style style:name="P25" style:family="paragraph" style:parent-style-name="Text_20_body">
      <style:text-properties officeooo:rsid="0041ed54" officeooo:paragraph-rsid="00570746"/>
    </style:style>
    <style:style style:name="P26" style:family="paragraph" style:parent-style-name="Text_20_body">
      <style:text-properties officeooo:rsid="0041ed54" officeooo:paragraph-rsid="0041ed54"/>
    </style:style>
    <style:style style:name="P27" style:family="paragraph" style:parent-style-name="Text_20_body">
      <style:text-properties officeooo:rsid="0041ed54" officeooo:paragraph-rsid="004b89c8"/>
    </style:style>
    <style:style style:name="P28" style:family="paragraph" style:parent-style-name="Text_20_body">
      <style:text-properties officeooo:rsid="004f2bdd" officeooo:paragraph-rsid="004f2bdd"/>
    </style:style>
    <style:style style:name="P29" style:family="paragraph" style:parent-style-name="Text_20_body">
      <style:paragraph-properties fo:text-align="center" style:justify-single-word="false"/>
      <style:text-properties officeooo:rsid="004f2bdd" officeooo:paragraph-rsid="004f2bdd"/>
    </style:style>
    <style:style style:name="P30" style:family="paragraph" style:parent-style-name="Text_20_body">
      <style:paragraph-properties fo:text-align="center" style:justify-single-word="false"/>
      <style:text-properties officeooo:rsid="004f2bdd" officeooo:paragraph-rsid="0055d164"/>
    </style:style>
    <style:style style:name="P31" style:family="paragraph" style:parent-style-name="Text_20_body">
      <style:paragraph-properties fo:text-align="center" style:justify-single-word="false"/>
      <style:text-properties officeooo:rsid="004f2bdd" officeooo:paragraph-rsid="0065f607"/>
    </style:style>
    <style:style style:name="P32" style:family="paragraph" style:parent-style-name="Text_20_body">
      <style:text-properties officeooo:rsid="004f2bdd" officeooo:paragraph-rsid="0065f607"/>
    </style:style>
    <style:style style:name="P33" style:family="paragraph" style:parent-style-name="Text_20_body">
      <style:text-properties officeooo:rsid="00570746" officeooo:paragraph-rsid="00570746"/>
    </style:style>
    <style:style style:name="P34" style:family="paragraph" style:parent-style-name="Table_20_Contents">
      <style:paragraph-properties fo:text-align="justify" style:justify-single-word="false"/>
      <style:text-properties officeooo:rsid="00570746" officeooo:paragraph-rsid="00570746"/>
    </style:style>
    <style:style style:name="P35" style:family="paragraph" style:parent-style-name="Text_20_body">
      <style:text-properties officeooo:rsid="00570746" officeooo:paragraph-rsid="005db7a7"/>
    </style:style>
    <style:style style:name="P36" style:family="paragraph" style:parent-style-name="Text_20_body">
      <style:text-properties officeooo:rsid="00570746" officeooo:paragraph-rsid="005a9dc6"/>
    </style:style>
    <style:style style:name="P37" style:family="paragraph" style:parent-style-name="Text_20_body">
      <style:text-properties officeooo:rsid="00570746" officeooo:paragraph-rsid="005c490c"/>
    </style:style>
    <style:style style:name="P38" style:family="paragraph" style:parent-style-name="Text_20_body">
      <style:paragraph-properties fo:text-align="center" style:justify-single-word="false"/>
      <style:text-properties officeooo:rsid="00570746" officeooo:paragraph-rsid="005db7a7"/>
    </style:style>
    <style:style style:name="P39" style:family="paragraph" style:parent-style-name="Text_20_body">
      <style:text-properties officeooo:rsid="00570746" officeooo:paragraph-rsid="0062d5d3"/>
    </style:style>
    <style:style style:name="P40" style:family="paragraph" style:parent-style-name="Text_20_body">
      <style:text-properties officeooo:rsid="00570746" officeooo:paragraph-rsid="0065f607"/>
    </style:style>
    <style:style style:name="P41" style:family="paragraph" style:parent-style-name="Text_20_body">
      <style:text-properties officeooo:paragraph-rsid="00570746"/>
    </style:style>
    <style:style style:name="P42"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43"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44" style:family="paragraph" style:parent-style-name="Table_20_Contents">
      <style:paragraph-properties fo:text-align="justify" style:justify-single-word="false"/>
      <style:text-properties officeooo:paragraph-rsid="005df87d"/>
    </style:style>
    <style:style style:name="P45" style:family="paragraph" style:parent-style-name="Table_20_Contents">
      <style:paragraph-properties fo:text-align="justify" style:justify-single-word="false"/>
    </style:style>
    <style:style style:name="P46" style:family="paragraph" style:parent-style-name="Table_20_Contents">
      <style:paragraph-properties fo:text-align="justify" style:justify-single-word="false"/>
      <style:text-properties fo:font-weight="bold" officeooo:rsid="004ffd8a" officeooo:paragraph-rsid="004ffd8a" style:font-weight-asian="bold" style:font-weight-complex="bold"/>
    </style:style>
    <style:style style:name="P47" style:family="paragraph" style:parent-style-name="Table_20_Contents">
      <style:paragraph-properties fo:text-align="justify" style:justify-single-word="false"/>
      <style:text-properties fo:font-weight="bold" officeooo:rsid="00570746" officeooo:paragraph-rsid="00570746" style:font-weight-asian="bold" style:font-weight-complex="bold"/>
    </style:style>
    <style:style style:name="P48" style:family="paragraph" style:parent-style-name="Table_20_Contents">
      <style:paragraph-properties fo:text-align="justify" style:justify-single-word="false"/>
      <style:text-properties fo:font-weight="bold" officeooo:rsid="00570746" officeooo:paragraph-rsid="0062d5d3" style:font-weight-asian="bold" style:font-weight-complex="bold"/>
    </style:style>
    <style:style style:name="P49" style:family="paragraph" style:parent-style-name="Text_20_body">
      <style:paragraph-properties fo:text-align="center" style:justify-single-word="false"/>
      <style:text-properties fo:font-weight="bold" officeooo:rsid="003b9e44" officeooo:paragraph-rsid="003b9e44" style:font-weight-asian="bold" style:font-weight-complex="bold"/>
    </style:style>
    <style:style style:name="P50" style:family="paragraph" style:parent-style-name="Text_20_body">
      <style:text-properties fo:font-weight="bold" style:font-weight-asian="bold" style:font-weight-complex="bold"/>
    </style:style>
    <style:style style:name="P51" style:family="paragraph" style:parent-style-name="Table_20_Contents">
      <style:paragraph-properties fo:text-align="justify" style:justify-single-word="false"/>
      <style:text-properties fo:font-weight="bold" officeooo:rsid="005c490c" officeooo:paragraph-rsid="005c490c" style:font-weight-asian="bold" style:font-weight-complex="bold"/>
    </style:style>
    <style:style style:name="P52" style:family="paragraph" style:parent-style-name="Table_20_Contents">
      <style:paragraph-properties fo:text-align="justify" style:justify-single-word="false"/>
      <style:text-properties fo:font-weight="bold" officeooo:rsid="005c490c" officeooo:paragraph-rsid="0062d5d3" style:font-weight-asian="bold" style:font-weight-complex="bold"/>
    </style:style>
    <style:style style:name="P53" style:family="paragraph" style:parent-style-name="Table_20_Contents">
      <style:paragraph-properties fo:text-align="justify" style:justify-single-word="false"/>
      <style:text-properties fo:color="#00a933" loext:opacity="100%" fo:font-weight="bold" officeooo:rsid="00570746" officeooo:paragraph-rsid="00570746" style:font-weight-asian="bold" style:font-weight-complex="bold"/>
    </style:style>
    <style:style style:name="P54" style:family="paragraph" style:parent-style-name="Table_20_Contents">
      <style:paragraph-properties fo:text-align="justify" style:justify-single-word="false"/>
      <style:text-properties fo:color="#00a933" loext:opacity="100%" fo:font-weight="bold" officeooo:rsid="00570746" officeooo:paragraph-rsid="0062d5d3" style:font-weight-asian="bold" style:font-weight-complex="bold"/>
    </style:style>
    <style:style style:name="P55" style:family="paragraph" style:parent-style-name="Table_20_Contents">
      <style:paragraph-properties fo:text-align="justify" style:justify-single-word="false"/>
      <style:text-properties fo:color="#ff0000" loext:opacity="100%" fo:font-weight="bold" officeooo:rsid="00570746" officeooo:paragraph-rsid="00570746" style:font-weight-asian="bold" style:font-weight-complex="bold"/>
    </style:style>
    <style:style style:name="P56" style:family="paragraph" style:parent-style-name="Table_20_Contents">
      <style:paragraph-properties fo:text-align="justify" style:justify-single-word="false"/>
      <style:text-properties fo:color="#ff0000" loext:opacity="100%" fo:font-weight="bold" officeooo:rsid="00570746" officeooo:paragraph-rsid="0062d5d3" style:font-weight-asian="bold" style:font-weight-complex="bold"/>
    </style:style>
    <style:style style:name="P57" style:family="paragraph" style:parent-style-name="Text_20_body">
      <style:text-properties officeooo:paragraph-rsid="0039d509"/>
    </style:style>
    <style:style style:name="P58" style:family="paragraph" style:parent-style-name="Text_20_body">
      <style:text-properties officeooo:paragraph-rsid="003b12df"/>
    </style:style>
    <style:style style:name="P59" style:family="paragraph" style:parent-style-name="Text_20_body">
      <style:text-properties officeooo:rsid="003bdbfa" officeooo:paragraph-rsid="003bdbfa"/>
    </style:style>
    <style:style style:name="P60" style:family="paragraph" style:parent-style-name="Text_20_body">
      <style:text-properties officeooo:rsid="003d387c" officeooo:paragraph-rsid="003d387c"/>
    </style:style>
    <style:style style:name="P61" style:family="paragraph" style:parent-style-name="Text_20_body">
      <style:text-properties officeooo:rsid="003ec22d" officeooo:paragraph-rsid="003ec22d"/>
    </style:style>
    <style:style style:name="P62" style:family="paragraph" style:parent-style-name="Text_20_body">
      <style:text-properties officeooo:rsid="00407aff" officeooo:paragraph-rsid="00407aff"/>
    </style:style>
    <style:style style:name="P63" style:family="paragraph" style:parent-style-name="Text_20_body">
      <style:text-properties officeooo:rsid="00407aff" officeooo:paragraph-rsid="0041ed54"/>
    </style:style>
    <style:style style:name="P64" style:family="paragraph" style:parent-style-name="Text_20_body">
      <style:paragraph-properties fo:text-align="center" style:justify-single-word="false"/>
      <style:text-properties style:font-name="Noto Mono" officeooo:rsid="00407aff" officeooo:paragraph-rsid="00407aff"/>
    </style:style>
    <style:style style:name="P65" style:family="paragraph" style:parent-style-name="Text_20_body">
      <style:paragraph-properties fo:text-align="center" style:justify-single-word="false"/>
      <style:text-properties style:font-name="Noto Mono" officeooo:rsid="00407aff" officeooo:paragraph-rsid="0041ed54"/>
    </style:style>
    <style:style style:name="P66" style:family="paragraph" style:parent-style-name="Text_20_body">
      <style:paragraph-properties fo:text-align="center" style:justify-single-word="false"/>
      <style:text-properties style:font-name="Noto Mono" officeooo:rsid="00407aff" officeooo:paragraph-rsid="005db7a7"/>
    </style:style>
    <style:style style:name="P67" style:family="paragraph" style:parent-style-name="Text_20_body">
      <style:paragraph-properties fo:text-align="start" style:justify-single-word="false"/>
      <style:text-properties style:font-name="Noto Mono" officeooo:rsid="00570746" officeooo:paragraph-rsid="00570746"/>
    </style:style>
    <style:style style:name="P68" style:family="paragraph" style:parent-style-name="Text_20_body">
      <style:paragraph-properties fo:text-align="start" style:justify-single-word="false"/>
      <style:text-properties style:font-name="Noto Mono" officeooo:rsid="00570746" officeooo:paragraph-rsid="0062d5d3"/>
    </style:style>
    <style:style style:name="P69" style:family="paragraph" style:parent-style-name="Text_20_body">
      <style:paragraph-properties fo:text-align="center" style:justify-single-word="false"/>
      <style:text-properties style:font-name="Noto Mono" officeooo:rsid="005db7a7" officeooo:paragraph-rsid="005db7a7"/>
    </style:style>
    <style:style style:name="P70" style:family="paragraph" style:parent-style-name="Text_20_body">
      <style:paragraph-properties fo:text-align="center" style:justify-single-word="false"/>
      <style:text-properties style:font-name="Noto Mono" officeooo:rsid="005db7a7" officeooo:paragraph-rsid="005df87d"/>
    </style:style>
    <style:style style:name="P71" style:family="paragraph" style:parent-style-name="Text_20_body">
      <style:text-properties style:font-name="Noto Mono" officeooo:rsid="006923e3" officeooo:paragraph-rsid="006923e3"/>
    </style:style>
    <style:style style:name="P72" style:family="paragraph" style:parent-style-name="Text_20_body">
      <style:text-properties style:font-name="Noto Sans1" officeooo:rsid="00407aff" officeooo:paragraph-rsid="00407aff"/>
    </style:style>
    <style:style style:name="P73" style:family="paragraph" style:parent-style-name="Text_20_body">
      <style:text-properties style:font-name="Noto Sans1" officeooo:rsid="0041ed54" officeooo:paragraph-rsid="0041ed54"/>
    </style:style>
    <style:style style:name="P74" style:family="paragraph" style:parent-style-name="Text_20_body">
      <style:text-properties officeooo:rsid="004db6ee" officeooo:paragraph-rsid="004db6ee"/>
    </style:style>
    <style:style style:name="P75" style:family="paragraph" style:parent-style-name="Text_20_body">
      <style:text-properties officeooo:paragraph-rsid="004f2bdd"/>
    </style:style>
    <style:style style:name="P76" style:family="paragraph" style:parent-style-name="Text_20_body">
      <style:text-properties officeooo:paragraph-rsid="004ffd8a"/>
    </style:style>
    <style:style style:name="P77" style:family="paragraph" style:parent-style-name="Text_20_body">
      <style:text-properties officeooo:rsid="0053a2dc" officeooo:paragraph-rsid="0053a2dc" fo:background-color="#ffff00"/>
    </style:style>
    <style:style style:name="P78" style:family="paragraph" style:parent-style-name="Text_20_body">
      <style:text-properties officeooo:rsid="0055d164" officeooo:paragraph-rsid="0055d164"/>
    </style:style>
    <style:style style:name="P79" style:family="paragraph" style:parent-style-name="Text_20_body">
      <style:text-properties officeooo:paragraph-rsid="005a9dc6"/>
    </style:style>
    <style:style style:name="P80" style:family="paragraph" style:parent-style-name="Text_20_body">
      <style:text-properties officeooo:paragraph-rsid="005db7a7"/>
    </style:style>
    <style:style style:name="P81" style:family="paragraph" style:parent-style-name="Table_20_Contents">
      <style:paragraph-properties fo:text-align="justify" style:justify-single-word="false"/>
      <style:text-properties style:use-window-font-color="true" loext:opacity="0%" fo:font-weight="bold" officeooo:rsid="00570746" officeooo:paragraph-rsid="00570746" style:font-weight-asian="bold" style:font-weight-complex="bold"/>
    </style:style>
    <style:style style:name="P82" style:family="paragraph" style:parent-style-name="Text_20_body">
      <style:text-properties fo:font-weight="normal" officeooo:rsid="0039d509" officeooo:paragraph-rsid="004f2bdd" style:font-weight-asian="normal" style:font-weight-complex="normal"/>
    </style:style>
    <style:style style:name="P83" style:family="paragraph" style:parent-style-name="Text_20_body">
      <style:text-properties officeooo:rsid="005a9dc6" officeooo:paragraph-rsid="005a9dc6"/>
    </style:style>
    <style:style style:name="P84" style:family="paragraph" style:parent-style-name="Text_20_body">
      <style:text-properties officeooo:rsid="005db7a7" officeooo:paragraph-rsid="005db7a7"/>
    </style:style>
    <style:style style:name="P85" style:family="paragraph" style:parent-style-name="Text_20_body">
      <style:text-properties officeooo:rsid="005db7a7" officeooo:paragraph-rsid="005df87d"/>
    </style:style>
    <style:style style:name="P86" style:family="paragraph" style:parent-style-name="Text_20_body">
      <style:paragraph-properties fo:text-align="center" style:justify-single-word="false"/>
      <style:text-properties officeooo:rsid="005db7a7" officeooo:paragraph-rsid="005df87d"/>
    </style:style>
    <style:style style:name="P87" style:family="paragraph" style:parent-style-name="Text_20_body">
      <style:text-properties officeooo:rsid="005db7a7" officeooo:paragraph-rsid="0062d5d3"/>
    </style:style>
    <style:style style:name="P88" style:family="paragraph" style:parent-style-name="Text_20_body">
      <style:text-properties officeooo:rsid="0058ea92" officeooo:paragraph-rsid="005db7a7"/>
    </style:style>
    <style:style style:name="P89" style:family="paragraph" style:parent-style-name="Text_20_body">
      <style:text-properties officeooo:paragraph-rsid="005df87d"/>
    </style:style>
    <style:style style:name="P90" style:family="paragraph" style:parent-style-name="Text_20_body">
      <style:text-properties officeooo:rsid="005df87d" officeooo:paragraph-rsid="005df87d"/>
    </style:style>
    <style:style style:name="P91" style:family="paragraph" style:parent-style-name="Contents_20_1">
      <style:paragraph-properties>
        <style:tab-stops>
          <style:tab-stop style:position="6.9252in" style:type="right" style:leader-style="dotted" style:leader-text="."/>
        </style:tab-stops>
      </style:paragraph-properties>
    </style:style>
    <style:style style:name="P92" style:family="paragraph" style:parent-style-name="Contents_20_2">
      <style:paragraph-properties>
        <style:tab-stops>
          <style:tab-stop style:position="6.7283in" style:type="right" style:leader-style="dotted" style:leader-text="."/>
        </style:tab-stops>
      </style:paragraph-properties>
    </style:style>
    <style:style style:name="P93" style:family="paragraph" style:parent-style-name="Contents_20_3">
      <style:paragraph-properties>
        <style:tab-stops>
          <style:tab-stop style:position="6.5311in" style:type="right" style:leader-style="dotted" style:leader-text="."/>
        </style:tab-stops>
      </style:paragraph-properties>
    </style:style>
    <style:style style:name="P94" style:family="paragraph" style:parent-style-name="Contents_20_4">
      <style:paragraph-properties>
        <style:tab-stops>
          <style:tab-stop style:position="6.3346in" style:type="right" style:leader-style="dotted" style:leader-text="."/>
        </style:tab-stops>
      </style:paragraph-properties>
    </style:style>
    <style:style style:name="P95" style:family="paragraph" style:parent-style-name="Contents_20_5">
      <style:paragraph-properties>
        <style:tab-stops>
          <style:tab-stop style:position="6.1374in" style:type="right" style:leader-style="dotted" style:leader-text="."/>
        </style:tab-stops>
      </style:paragraph-properties>
    </style:style>
    <style:style style:name="P96" style:family="paragraph" style:parent-style-name="Contents_20_6">
      <style:paragraph-properties>
        <style:tab-stops>
          <style:tab-stop style:position="5.9409in" style:type="right" style:leader-style="dotted" style:leader-text="."/>
        </style:tab-stops>
      </style:paragraph-properties>
    </style:style>
    <style:style style:name="P97" style:family="paragraph" style:parent-style-name="Contents_20_Heading">
      <style:paragraph-properties fo:break-before="page"/>
    </style:style>
    <style:style style:name="P98" style:family="paragraph" style:parent-style-name="Text_20_body">
      <style:text-properties officeooo:rsid="0062d5d3" officeooo:paragraph-rsid="0062d5d3"/>
    </style:style>
    <style:style style:name="P99" style:family="paragraph" style:parent-style-name="Text_20_body">
      <style:text-properties officeooo:rsid="0062d5d3" officeooo:paragraph-rsid="0062e1e8"/>
    </style:style>
    <style:style style:name="P100" style:family="paragraph" style:parent-style-name="Text_20_body">
      <style:text-properties officeooo:paragraph-rsid="0062d5d3"/>
    </style:style>
    <style:style style:name="P101" style:family="paragraph" style:parent-style-name="Text_20_body">
      <style:text-properties officeooo:rsid="0062ec6d" officeooo:paragraph-rsid="0062ec6d"/>
    </style:style>
    <style:style style:name="P102" style:family="paragraph" style:parent-style-name="Text_20_body">
      <style:text-properties officeooo:rsid="0064ff1d" officeooo:paragraph-rsid="0064ff1d"/>
    </style:style>
    <style:style style:name="P103" style:family="paragraph" style:parent-style-name="Text_20_body">
      <style:text-properties officeooo:paragraph-rsid="0064ff1d"/>
    </style:style>
    <style:style style:name="P104" style:family="paragraph" style:parent-style-name="Text_20_body">
      <style:text-properties officeooo:paragraph-rsid="0065f607"/>
    </style:style>
    <style:style style:name="P105" style:family="paragraph" style:parent-style-name="Text_20_body">
      <style:text-properties officeooo:rsid="006923e3" officeooo:paragraph-rsid="006923e3"/>
    </style:style>
    <style:style style:name="P106" style:family="paragraph" style:parent-style-name="Heading_20_1">
      <style:paragraph-properties fo:break-before="page"/>
      <style:text-properties officeooo:rsid="00351640" officeooo:paragraph-rsid="00351640"/>
    </style:style>
    <style:style style:name="P107" style:family="paragraph" style:parent-style-name="Heading_20_1">
      <style:paragraph-properties fo:break-before="page"/>
      <style:text-properties officeooo:rsid="0044f2cd" officeooo:paragraph-rsid="004fe03c"/>
    </style:style>
    <style:style style:name="P108" style:family="paragraph" style:parent-style-name="Heading_20_1">
      <style:paragraph-properties fo:break-before="page"/>
      <style:text-properties officeooo:rsid="0044f2cd" officeooo:paragraph-rsid="0044f2cd"/>
    </style:style>
    <style:style style:name="P109" style:family="paragraph" style:parent-style-name="Heading_20_1">
      <style:paragraph-properties fo:break-before="page"/>
      <style:text-properties officeooo:paragraph-rsid="00522b13"/>
    </style:style>
    <style:style style:name="P110" style:family="paragraph" style:parent-style-name="Heading_20_1">
      <style:paragraph-properties fo:break-before="page"/>
      <style:text-properties officeooo:rsid="004b89c8" officeooo:paragraph-rsid="004b89c8"/>
    </style:style>
    <style:style style:name="P111" style:family="paragraph" style:parent-style-name="Heading_20_2">
      <style:text-properties officeooo:rsid="00545e06" officeooo:paragraph-rsid="00545e06"/>
    </style:style>
    <style:style style:name="P112" style:family="paragraph" style:parent-style-name="Heading_20_2">
      <style:text-properties officeooo:rsid="004fe03c" officeooo:paragraph-rsid="004fe03c"/>
    </style:style>
    <style:style style:name="P113" style:family="paragraph" style:parent-style-name="Heading_20_2">
      <style:paragraph-properties fo:break-before="page"/>
      <style:text-properties officeooo:rsid="004fe03c" officeooo:paragraph-rsid="004fe03c"/>
    </style:style>
    <style:style style:name="P114" style:family="paragraph" style:parent-style-name="Heading_20_2">
      <style:text-properties officeooo:rsid="004fe03c" officeooo:paragraph-rsid="004ffd8a"/>
    </style:style>
    <style:style style:name="P115" style:family="paragraph" style:parent-style-name="Heading_20_2">
      <style:text-properties officeooo:rsid="004ffd8a" officeooo:paragraph-rsid="004ffd8a"/>
    </style:style>
    <style:style style:name="P116" style:family="paragraph" style:parent-style-name="Heading_20_2">
      <style:text-properties officeooo:rsid="00522b13" officeooo:paragraph-rsid="00522b13"/>
    </style:style>
    <style:style style:name="P117" style:family="paragraph" style:parent-style-name="Heading_20_2">
      <style:text-properties officeooo:rsid="003957de" officeooo:paragraph-rsid="003957de"/>
    </style:style>
    <style:style style:name="P118" style:family="paragraph" style:parent-style-name="Heading_20_2">
      <style:text-properties officeooo:rsid="00397033" officeooo:paragraph-rsid="00397033"/>
    </style:style>
    <style:style style:name="P119" style:family="paragraph" style:parent-style-name="Heading_20_2">
      <style:paragraph-properties fo:break-before="page"/>
      <style:text-properties officeooo:rsid="00397033" officeooo:paragraph-rsid="00397033"/>
    </style:style>
    <style:style style:name="P120" style:family="paragraph" style:parent-style-name="Heading_20_2">
      <style:text-properties officeooo:rsid="00397033" officeooo:paragraph-rsid="0039d509"/>
    </style:style>
    <style:style style:name="P121" style:family="paragraph" style:parent-style-name="Heading_20_3">
      <style:text-properties officeooo:rsid="0039d509" officeooo:paragraph-rsid="0039d509"/>
    </style:style>
    <style:style style:name="P122" style:family="paragraph" style:parent-style-name="Heading_20_3">
      <style:paragraph-properties fo:break-before="page"/>
      <style:text-properties officeooo:rsid="00397033" officeooo:paragraph-rsid="00397033"/>
    </style:style>
    <style:style style:name="P123" style:family="paragraph" style:parent-style-name="Heading_20_3">
      <style:text-properties officeooo:rsid="00397033" officeooo:paragraph-rsid="003b9e44"/>
    </style:style>
    <style:style style:name="P124" style:family="paragraph" style:parent-style-name="Heading_20_3">
      <style:text-properties officeooo:rsid="003b9e44" officeooo:paragraph-rsid="003b9e44"/>
    </style:style>
    <style:style style:name="P125" style:family="paragraph" style:parent-style-name="Heading_20_3">
      <style:paragraph-properties fo:break-before="page"/>
      <style:text-properties officeooo:rsid="003b9e44" officeooo:paragraph-rsid="003b9e44"/>
    </style:style>
    <style:style style:name="P126" style:family="paragraph" style:parent-style-name="Heading_20_3">
      <style:paragraph-properties fo:break-before="page"/>
      <style:text-properties officeooo:rsid="003b9e44" officeooo:paragraph-rsid="0041ed54"/>
    </style:style>
    <style:style style:name="P127" style:family="paragraph" style:parent-style-name="Heading_20_4">
      <style:text-properties officeooo:rsid="004f2bdd" officeooo:paragraph-rsid="004f2bdd"/>
    </style:style>
    <style:style style:name="P128" style:family="paragraph" style:parent-style-name="Heading_20_4">
      <style:paragraph-properties fo:break-before="page"/>
      <style:text-properties officeooo:rsid="004f2bdd" officeooo:paragraph-rsid="004f2bdd"/>
    </style:style>
    <style:style style:name="P129" style:family="paragraph" style:parent-style-name="Heading_20_4">
      <style:text-properties officeooo:rsid="004f2bdd" officeooo:paragraph-rsid="0065f607"/>
    </style:style>
    <style:style style:name="P130" style:family="paragraph" style:parent-style-name="Heading_20_4">
      <style:text-properties officeooo:rsid="0041ed54" officeooo:paragraph-rsid="00570746"/>
    </style:style>
    <style:style style:name="P131" style:family="paragraph" style:parent-style-name="Heading_20_4">
      <style:text-properties officeooo:rsid="00570746" officeooo:paragraph-rsid="00570746"/>
    </style:style>
    <style:style style:name="P132" style:family="paragraph" style:parent-style-name="Heading_20_4">
      <style:paragraph-properties fo:break-before="page"/>
      <style:text-properties officeooo:rsid="00570746" officeooo:paragraph-rsid="00570746"/>
    </style:style>
    <style:style style:name="P133" style:family="paragraph" style:parent-style-name="Heading_20_4">
      <style:paragraph-properties fo:break-before="page"/>
      <style:text-properties officeooo:paragraph-rsid="00570746"/>
    </style:style>
    <style:style style:name="P134" style:family="paragraph" style:parent-style-name="Heading_20_5">
      <style:text-properties officeooo:rsid="00570746" officeooo:paragraph-rsid="00570746"/>
    </style:style>
    <style:style style:name="P135" style:family="paragraph" style:parent-style-name="Heading_20_5">
      <style:paragraph-properties fo:break-before="page"/>
      <style:text-properties officeooo:rsid="00570746" officeooo:paragraph-rsid="00570746"/>
    </style:style>
    <style:style style:name="P136" style:family="paragraph" style:parent-style-name="Heading_20_5">
      <style:paragraph-properties fo:break-before="page"/>
      <style:text-properties officeooo:rsid="00570746" officeooo:paragraph-rsid="005db7a7"/>
    </style:style>
    <style:style style:name="P137" style:family="paragraph" style:parent-style-name="Heading_20_5">
      <style:paragraph-properties fo:break-before="page"/>
      <style:text-properties officeooo:paragraph-rsid="005db7a7"/>
    </style:style>
    <style:style style:name="P138" style:family="paragraph" style:parent-style-name="Heading_20_5">
      <style:text-properties officeooo:rsid="0062d5d3" officeooo:paragraph-rsid="0062d5d3"/>
    </style:style>
    <style:style style:name="P139" style:family="paragraph" style:parent-style-name="Heading_20_5">
      <style:paragraph-properties fo:break-before="page"/>
      <style:text-properties officeooo:rsid="0062d5d3" officeooo:paragraph-rsid="0062d5d3"/>
    </style:style>
    <style:style style:name="P140" style:family="paragraph" style:parent-style-name="Heading_20_5">
      <style:text-properties officeooo:rsid="0062ec6d" officeooo:paragraph-rsid="0062ec6d"/>
    </style:style>
    <style:style style:name="P141" style:family="paragraph" style:parent-style-name="Heading_20_5">
      <style:text-properties officeooo:rsid="00634f2b" officeooo:paragraph-rsid="00634f2b"/>
    </style:style>
    <style:style style:name="P142" style:family="paragraph" style:parent-style-name="Heading_20_5">
      <style:paragraph-properties fo:break-before="page"/>
      <style:text-properties officeooo:rsid="006923e3" officeooo:paragraph-rsid="006923e3"/>
    </style:style>
    <style:style style:name="P143" style:family="paragraph" style:parent-style-name="Heading_20_6">
      <style:paragraph-properties fo:break-before="page"/>
      <style:text-properties officeooo:rsid="00570746" officeooo:paragraph-rsid="00570746"/>
    </style:style>
    <style:style style:name="P144" style:family="paragraph" style:parent-style-name="Heading_20_6">
      <style:text-properties officeooo:rsid="00570746" officeooo:paragraph-rsid="00570746"/>
    </style:style>
    <style:style style:name="P145" style:family="paragraph" style:parent-style-name="Heading_20_6">
      <style:paragraph-properties fo:break-before="page"/>
      <style:text-properties officeooo:rsid="00570746" officeooo:paragraph-rsid="0062d5d3"/>
    </style:style>
    <style:style style:name="P146" style:family="paragraph" style:parent-style-name="Standard" style:list-style-name="L15">
      <style:text-properties officeooo:rsid="0064ff1d" officeooo:paragraph-rsid="0064ff1d"/>
    </style:style>
    <style:style style:name="P147" style:family="paragraph" style:parent-style-name="Table_20_Contents">
      <style:text-properties fo:color="#666666" loext:opacity="100%" fo:font-size="10pt" officeooo:rsid="0069c67a" officeooo:paragraph-rsid="0069c67a" style:font-size-asian="10pt" style:font-size-complex="10pt"/>
    </style:style>
    <style:style style:name="P148" style:family="paragraph" style:parent-style-name="Table_20_Contents">
      <style:text-properties officeooo:rsid="00171331" officeooo:paragraph-rsid="0069c67a"/>
    </style:style>
    <style:style style:name="P149" style:family="paragraph" style:parent-style-name="Table_20_Contents">
      <style:paragraph-properties fo:text-align="justify" style:justify-single-word="false"/>
      <style:text-properties fo:font-weight="bold" officeooo:rsid="004ffd8a" officeooo:paragraph-rsid="004ffd8a" style:font-weight-asian="bold" style:font-weight-complex="bold"/>
    </style:style>
    <style:style style:name="P150" style:family="paragraph" style:parent-style-name="Text_20_body" style:list-style-name="L1">
      <style:text-properties officeooo:rsid="00334ad6" officeooo:paragraph-rsid="00351640"/>
    </style:style>
    <style:style style:name="P151" style:family="paragraph" style:parent-style-name="Text_20_body" style:list-style-name="L1">
      <style:text-properties officeooo:rsid="00351640" officeooo:paragraph-rsid="00351640"/>
    </style:style>
    <style:style style:name="P152" style:family="paragraph" style:parent-style-name="Text_20_body" style:list-style-name="L2">
      <style:text-properties officeooo:rsid="00397033" officeooo:paragraph-rsid="0039d509"/>
    </style:style>
    <style:style style:name="P153" style:family="paragraph" style:parent-style-name="Text_20_body" style:list-style-name="L3">
      <style:text-properties officeooo:rsid="00397033" officeooo:paragraph-rsid="00397033"/>
    </style:style>
    <style:style style:name="P154" style:family="paragraph" style:parent-style-name="Text_20_body" style:list-style-name="L4">
      <style:text-properties officeooo:rsid="00397033" officeooo:paragraph-rsid="00397033"/>
    </style:style>
    <style:style style:name="P155" style:family="paragraph" style:parent-style-name="Text_20_body" style:list-style-name="L8">
      <style:text-properties officeooo:rsid="00397033" officeooo:paragraph-rsid="003bdbfa"/>
    </style:style>
    <style:style style:name="P156" style:family="paragraph" style:parent-style-name="Text_20_body" style:list-style-name="L5">
      <style:text-properties officeooo:paragraph-rsid="003b9e44"/>
    </style:style>
    <style:style style:name="P157" style:family="paragraph" style:parent-style-name="Text_20_body" style:list-style-name="L5">
      <style:text-properties officeooo:rsid="003b9e44" officeooo:paragraph-rsid="003b9e44"/>
    </style:style>
    <style:style style:name="P158" style:family="paragraph" style:parent-style-name="Text_20_body" style:list-style-name="L6">
      <style:text-properties officeooo:rsid="003b9e44" officeooo:paragraph-rsid="003b9e44"/>
    </style:style>
    <style:style style:name="P159" style:family="paragraph" style:parent-style-name="Text_20_body" style:list-style-name="L7">
      <style:text-properties fo:font-weight="bold" officeooo:rsid="003b9e44" officeooo:paragraph-rsid="003b9e44" style:font-weight-asian="bold" style:font-weight-complex="bold"/>
    </style:style>
    <style:style style:name="P160" style:family="paragraph" style:parent-style-name="Text_20_body" style:list-style-name="L8">
      <style:text-properties officeooo:paragraph-rsid="003bdbfa"/>
    </style:style>
    <style:style style:name="P161" style:family="paragraph" style:parent-style-name="Text_20_body" style:list-style-name="L9">
      <style:text-properties officeooo:paragraph-rsid="003bdbfa"/>
    </style:style>
    <style:style style:name="P162" style:family="paragraph" style:parent-style-name="Text_20_body" style:list-style-name="L9">
      <style:text-properties officeooo:rsid="003bdbfa" officeooo:paragraph-rsid="003bdbfa"/>
    </style:style>
    <style:style style:name="P163" style:family="paragraph" style:parent-style-name="Text_20_body" style:list-style-name="L10">
      <style:text-properties style:font-name="Noto Mono" officeooo:rsid="00407aff" officeooo:paragraph-rsid="00407aff"/>
    </style:style>
    <style:style style:name="P164" style:family="paragraph" style:parent-style-name="Text_20_body" style:list-style-name="L11">
      <style:paragraph-properties fo:text-align="start" style:justify-single-word="false"/>
      <style:text-properties style:font-name="Noto Mono" officeooo:rsid="00570746" officeooo:paragraph-rsid="00570746"/>
    </style:style>
    <style:style style:name="P165" style:family="paragraph" style:parent-style-name="Text_20_body" style:list-style-name="L11">
      <style:paragraph-properties fo:text-align="start" style:justify-single-word="false"/>
      <style:text-properties style:font-name="Noto Mono" officeooo:rsid="00570746" officeooo:paragraph-rsid="005a9dc6"/>
    </style:style>
    <style:style style:name="P166" style:family="paragraph" style:parent-style-name="Text_20_body" style:list-style-name="L12">
      <style:text-properties style:font-name="Noto Mono" officeooo:rsid="00570746" officeooo:paragraph-rsid="00570746"/>
    </style:style>
    <style:style style:name="P167" style:family="paragraph" style:parent-style-name="Text_20_body">
      <style:text-properties style:font-name="Noto Mono" officeooo:rsid="006923e3" officeooo:paragraph-rsid="006923e3"/>
    </style:style>
    <style:style style:name="P168" style:family="paragraph" style:parent-style-name="Text_20_body" style:list-style-name="L13">
      <style:text-properties officeooo:rsid="0062d5d3" officeooo:paragraph-rsid="0062d5d3"/>
    </style:style>
    <style:style style:name="P169" style:family="paragraph" style:parent-style-name="Text_20_body" style:list-style-name="L16">
      <style:text-properties officeooo:rsid="0062d5d3" officeooo:paragraph-rsid="0062d5d3"/>
    </style:style>
    <style:style style:name="P170" style:family="paragraph" style:parent-style-name="Text_20_body" style:list-style-name="L14">
      <style:paragraph-properties fo:text-align="start" style:justify-single-word="false"/>
      <style:text-properties officeooo:rsid="0064ff1d" officeooo:paragraph-rsid="0064ff1d"/>
    </style:style>
    <style:style style:name="P171" style:family="paragraph" style:parent-style-name="Text_20_body" style:list-style-name="L14">
      <style:paragraph-properties fo:text-align="start" style:justify-single-word="false"/>
      <style:text-properties officeooo:rsid="00570746" officeooo:paragraph-rsid="00662eda"/>
    </style:style>
    <style:style style:name="T1" style:family="text">
      <style:text-properties fo:color="#000080" loext:opacity="100%" fo:font-size="10pt" officeooo:rsid="00315cc7" style:font-size-asian="10pt" style:font-size-complex="10pt"/>
    </style:style>
    <style:style style:name="T2" style:family="text">
      <style:text-properties fo:color="#000080" loext:opacity="100%" fo:font-size="10pt" officeooo:rsid="0069c67a" style:font-size-asian="10pt" style:font-size-complex="10pt"/>
    </style:style>
    <style:style style:name="T3" style:family="text">
      <style:text-properties officeooo:rsid="00334ad6"/>
    </style:style>
    <style:style style:name="T4" style:family="text">
      <style:text-properties officeooo:rsid="00351640"/>
    </style:style>
    <style:style style:name="T5" style:family="text">
      <style:text-properties style:font-name="Noto Mono"/>
    </style:style>
    <style:style style:name="T6" style:family="text">
      <style:text-properties style:font-name="Noto Mono" fo:background-color="#dddddd" loext:char-shading-value="0"/>
    </style:style>
    <style:style style:name="T7" style:family="text">
      <style:text-properties style:font-name="Noto Mono" fo:background-color="#eeeeee" loext:char-shading-value="0"/>
    </style:style>
    <style:style style:name="T8" style:family="text">
      <style:text-properties style:font-name="Noto Mono" fo:font-weight="bold" style:font-weight-asian="bold" style:font-weight-complex="bold"/>
    </style:style>
    <style:style style:name="T9" style:family="text">
      <style:text-properties style:font-name="Noto Mono" fo:font-weight="bold" officeooo:rsid="00397033" style:font-weight-asian="bold" style:font-weight-complex="bold"/>
    </style:style>
    <style:style style:name="T10" style:family="text">
      <style:text-properties style:font-name="Noto Mono" fo:font-weight="bold" officeooo:rsid="003b12df" style:font-weight-asian="bold" style:font-weight-complex="bold"/>
    </style:style>
    <style:style style:name="T11" style:family="text">
      <style:text-properties style:font-name="Noto Mono" fo:font-weight="bold" officeooo:rsid="003bdbfa" style:font-weight-asian="bold" style:font-weight-complex="bold"/>
    </style:style>
    <style:style style:name="T12" style:family="text">
      <style:text-properties style:font-name="Noto Mono" fo:font-weight="bold" officeooo:rsid="0064ff1d" style:font-weight-asian="bold" style:font-weight-complex="bold"/>
    </style:style>
    <style:style style:name="T13" style:family="text">
      <style:text-properties style:font-name="Noto Mono" fo:font-weight="bold" officeooo:rsid="0067a868" style:font-weight-asian="bold" style:font-weight-complex="bold"/>
    </style:style>
    <style:style style:name="T14" style:family="text">
      <style:text-properties style:font-name="Noto Mono" fo:font-style="italic" fo:font-weight="normal" style:font-style-asian="italic" style:font-weight-asian="normal" style:font-style-complex="italic" style:font-weight-complex="normal"/>
    </style:style>
    <style:style style:name="T15" style:family="text">
      <style:text-properties style:font-name="Noto Mono" fo:font-style="italic" fo:font-weight="normal" officeooo:rsid="00397033" style:font-style-asian="italic" style:font-weight-asian="normal" style:font-style-complex="italic" style:font-weight-complex="normal"/>
    </style:style>
    <style:style style:name="T16" style:family="text">
      <style:text-properties style:font-name="Noto Mono" fo:font-style="italic" style:font-style-asian="italic" style:font-style-complex="italic"/>
    </style:style>
    <style:style style:name="T17" style:family="text">
      <style:text-properties style:font-name="Noto Mono" fo:font-style="italic" officeooo:rsid="00397033" style:font-style-asian="italic" style:font-style-complex="italic"/>
    </style:style>
    <style:style style:name="T18" style:family="text">
      <style:text-properties style:font-name="Noto Mono" fo:font-style="italic" fo:font-weight="bold" style:font-style-asian="italic" style:font-weight-asian="bold" style:font-style-complex="italic" style:font-weight-complex="bold"/>
    </style:style>
    <style:style style:name="T19" style:family="text">
      <style:text-properties style:font-name="Noto Mono" fo:font-style="italic" fo:font-weight="bold" officeooo:rsid="0062d5d3" style:font-style-asian="italic" style:font-weight-asian="bold" style:font-style-complex="italic" style:font-weight-complex="bold"/>
    </style:style>
    <style:style style:name="T20" style:family="text">
      <style:text-properties style:font-name="Noto Mono" fo:font-style="italic" fo:font-weight="bold" officeooo:rsid="0068315e" style:font-style-asian="italic" style:font-weight-asian="bold" style:font-style-complex="italic" style:font-weight-complex="bold"/>
    </style:style>
    <style:style style:name="T21" style:family="text">
      <style:text-properties style:font-name="Noto Mono" officeooo:rsid="003b9e44"/>
    </style:style>
    <style:style style:name="T22" style:family="text">
      <style:text-properties style:font-name="Noto Mono" officeooo:rsid="00482f6e"/>
    </style:style>
    <style:style style:name="T23" style:family="text">
      <style:text-properties style:font-name="Noto Mono" officeooo:rsid="004b89c8"/>
    </style:style>
    <style:style style:name="T24" style:family="text">
      <style:text-properties style:font-name="Noto Mono" officeooo:rsid="005db7a7"/>
    </style:style>
    <style:style style:name="T25" style:family="text">
      <style:text-properties style:font-name="Noto Mono" officeooo:rsid="005df87d"/>
    </style:style>
    <style:style style:name="T26" style:family="text">
      <style:text-properties style:font-name="Noto Mono" officeooo:rsid="0062d5d3"/>
    </style:style>
    <style:style style:name="T27" style:family="text">
      <style:text-properties style:font-name="Noto Mono" fo:font-weight="normal" officeooo:rsid="0062d5d3" style:font-weight-asian="normal" style:font-weight-complex="normal"/>
    </style:style>
    <style:style style:name="T28" style:family="text">
      <style:text-properties style:font-name="Noto Mono" fo:font-weight="normal" officeooo:rsid="0062e1e8" style:font-weight-asian="normal" style:font-weight-complex="normal"/>
    </style:style>
    <style:style style:name="T29" style:family="text">
      <style:text-properties style:font-name="Noto Mono" fo:font-weight="normal" officeooo:rsid="0064ff1d" style:font-weight-asian="normal" style:font-weight-complex="normal"/>
    </style:style>
    <style:style style:name="T30" style:family="text">
      <style:text-properties style:font-name="Noto Mono" officeooo:rsid="0064ff1d"/>
    </style:style>
    <style:style style:name="T31" style:family="text">
      <style:text-properties style:font-name="Noto Mono" officeooo:rsid="0065f607"/>
    </style:style>
    <style:style style:name="T32" style:family="text">
      <style:text-properties officeooo:rsid="0035f72a"/>
    </style:style>
    <style:style style:name="T33" style:family="text">
      <style:text-properties officeooo:rsid="00389bf7"/>
    </style:style>
    <style:style style:name="T34" style:family="text">
      <style:text-properties officeooo:rsid="003957de"/>
    </style:style>
    <style:style style:name="T35" style:family="text">
      <style:text-properties officeooo:rsid="00397033"/>
    </style:style>
    <style:style style:name="T36" style:family="text">
      <style:text-properties fo:font-weight="bold" style:font-weight-asian="bold" style:font-weight-complex="bold"/>
    </style:style>
    <style:style style:name="T37" style:family="text">
      <style:text-properties fo:font-weight="bold" officeooo:rsid="00397033" style:font-weight-asian="bold" style:font-weight-complex="bold"/>
    </style:style>
    <style:style style:name="T38" style:family="text">
      <style:text-properties fo:font-weight="bold" officeooo:rsid="003b12df" style:font-weight-asian="bold" style:font-weight-complex="bold"/>
    </style:style>
    <style:style style:name="T39" style:family="text">
      <style:text-properties fo:font-weight="bold" officeooo:rsid="0039d509" style:font-weight-asian="bold" style:font-weight-complex="bold"/>
    </style:style>
    <style:style style:name="T40" style:family="text">
      <style:text-properties fo:font-weight="bold" officeooo:rsid="005a9dc6" style:font-weight-asian="bold" style:font-weight-complex="bold"/>
    </style:style>
    <style:style style:name="T41" style:family="text">
      <style:text-properties fo:font-weight="bold" officeooo:rsid="005df87d" style:font-weight-asian="bold" style:font-weight-complex="bold"/>
    </style:style>
    <style:style style:name="T42" style:family="text">
      <style:text-properties fo:font-weight="bold" officeooo:rsid="0062e1e8" style:font-weight-asian="bold" style:font-weight-complex="bold"/>
    </style:style>
    <style:style style:name="T43" style:family="text">
      <style:text-properties fo:font-weight="bold" officeooo:rsid="0062ec6d" style:font-weight-asian="bold" style:font-weight-complex="bold"/>
    </style:style>
    <style:style style:name="T44" style:family="text">
      <style:text-properties officeooo:rsid="00315cc7"/>
    </style:style>
    <style:style style:name="T45" style:family="text">
      <style:text-properties fo:background-color="#ffff00" loext:char-shading-value="0"/>
    </style:style>
    <style:style style:name="T46" style:family="text">
      <style:text-properties officeooo:rsid="0055d164" fo:background-color="#ffff00" loext:char-shading-value="0"/>
    </style:style>
    <style:style style:name="T47" style:family="text">
      <style:text-properties fo:font-weight="normal" officeooo:rsid="003b12df" style:font-weight-asian="normal" style:font-weight-complex="normal"/>
    </style:style>
    <style:style style:name="T48" style:family="text">
      <style:text-properties fo:font-weight="normal" officeooo:rsid="0039d509" style:font-weight-asian="normal" style:font-weight-complex="normal"/>
    </style:style>
    <style:style style:name="T49" style:family="text">
      <style:text-properties fo:font-weight="normal" officeooo:rsid="004f2bdd" style:font-weight-asian="normal" style:font-weight-complex="normal"/>
    </style:style>
    <style:style style:name="T50" style:family="text">
      <style:text-properties fo:font-weight="normal" officeooo:rsid="0064ff1d" style:font-weight-asian="normal" style:font-weight-complex="normal"/>
    </style:style>
    <style:style style:name="T51" style:family="text">
      <style:text-properties officeooo:rsid="0039d509"/>
    </style:style>
    <style:style style:name="T52" style:family="text">
      <style:text-properties officeooo:rsid="003b9e44"/>
    </style:style>
    <style:style style:name="T53" style:family="text">
      <style:text-properties fo:background-color="#ffbf00" loext:char-shading-value="0"/>
    </style:style>
    <style:style style:name="T54" style:family="text">
      <style:text-properties fo:background-color="#ffb66c" loext:char-shading-value="0"/>
    </style:style>
    <style:style style:name="T55" style:family="text">
      <style:text-properties fo:background-color="#e0c2cd" loext:char-shading-value="0"/>
    </style:style>
    <style:style style:name="T56" style:family="text">
      <style:text-properties officeooo:rsid="003bdbfa"/>
    </style:style>
    <style:style style:name="T57" style:family="text">
      <style:text-properties style:font-name="Noto Sans1"/>
    </style:style>
    <style:style style:name="T58" style:family="text">
      <style:text-properties style:font-name="Noto Sans1" fo:font-style="normal" fo:font-weight="normal" style:font-style-asian="normal" style:font-weight-asian="normal" style:font-style-complex="normal" style:font-weight-complex="normal"/>
    </style:style>
    <style:style style:name="T59" style:family="text">
      <style:text-properties officeooo:rsid="003d387c"/>
    </style:style>
    <style:style style:name="T60" style:family="text">
      <style:text-properties officeooo:rsid="003eabd7"/>
    </style:style>
    <style:style style:name="T61" style:family="text">
      <style:text-properties officeooo:rsid="003ec22d"/>
    </style:style>
    <style:style style:name="T62" style:family="text">
      <style:text-properties officeooo:rsid="00407aff"/>
    </style:style>
    <style:style style:name="T63" style:family="text">
      <style:text-properties fo:background-color="#ffffa6" loext:char-shading-value="0"/>
    </style:style>
    <style:style style:name="T64" style:family="text">
      <style:text-properties officeooo:rsid="00570746" fo:background-color="#ffffa6" loext:char-shading-value="0"/>
    </style:style>
    <style:style style:name="T65" style:family="text">
      <style:text-properties officeooo:rsid="005c490c" fo:background-color="#ffffa6" loext:char-shading-value="0"/>
    </style:style>
    <style:style style:name="T66" style:family="text">
      <style:text-properties fo:background-color="#ffaa95" loext:char-shading-value="0"/>
    </style:style>
    <style:style style:name="T67" style:family="text">
      <style:text-properties officeooo:rsid="0041ed54"/>
    </style:style>
    <style:style style:name="T68" style:family="text">
      <style:text-properties officeooo:rsid="00428897"/>
    </style:style>
    <style:style style:name="T69" style:family="text">
      <style:text-properties officeooo:rsid="0044f2cd"/>
    </style:style>
    <style:style style:name="T70" style:family="text">
      <style:text-properties officeooo:rsid="0046fb34"/>
    </style:style>
    <style:style style:name="T71" style:family="text">
      <style:text-properties officeooo:rsid="00482f6e"/>
    </style:style>
    <style:style style:name="T72" style:family="text">
      <style:text-properties fo:font-variant="normal" fo:text-transform="none" fo:color="#1f2328" loext:opacity="100%" style:font-name="ui-monospace" fo:font-size="9.75pt" fo:letter-spacing="normal" fo:font-style="normal" fo:font-weight="normal" fo:background-color="transparent" loext:char-shading-value="0" loext:padding="0in" loext:border="none"/>
    </style:style>
    <style:style style:name="T73" style:family="text">
      <style:text-properties fo:font-variant="normal" fo:text-transform="none" fo:color="#1f2328" loext:opacity="100%" style:font-name="ui-monospace" fo:font-size="9.75pt" fo:letter-spacing="normal" fo:font-style="normal" fo:font-weight="normal" officeooo:rsid="00482f6e" fo:background-color="transparent" loext:char-shading-value="0" loext:padding="0in" loext:border="none"/>
    </style:style>
    <style:style style:name="T74" style:family="text">
      <style:text-properties fo:font-variant="normal" fo:text-transform="none" fo:color="#1f2328" loext:opacity="100%" style:font-name="ui-monospace" fo:font-size="9.75pt" fo:letter-spacing="normal" fo:font-style="normal" fo:font-weight="normal" officeooo:rsid="005df87d" fo:background-color="transparent" loext:char-shading-value="0" loext:padding="0in" loext:border="none"/>
    </style:style>
    <style:style style:name="T75" style:family="text">
      <style:text-properties officeooo:rsid="00570746" fo:background-color="transparent" loext:char-shading-value="0"/>
    </style:style>
    <style:style style:name="T76" style:family="text">
      <style:text-properties officeooo:rsid="005c490c" fo:background-color="transparent" loext:char-shading-value="0"/>
    </style:style>
    <style:style style:name="T77" style:family="text">
      <style:text-properties officeooo:rsid="004b89c8"/>
    </style:style>
    <style:style style:name="T78" style:family="text">
      <style:text-properties officeooo:rsid="004be8dd"/>
    </style:style>
    <style:style style:name="T79" style:family="text">
      <style:text-properties officeooo:rsid="004f2bdd"/>
    </style:style>
    <style:style style:name="T80" style:family="text">
      <style:text-properties fo:background-color="#ffdbb6" loext:char-shading-value="0"/>
    </style:style>
    <style:style style:name="T81" style:family="text">
      <style:text-properties fo:background-color="#dedce6" loext:char-shading-value="0"/>
    </style:style>
    <style:style style:name="T82" style:family="text">
      <style:text-properties officeooo:rsid="004fe03c"/>
    </style:style>
    <style:style style:name="T83" style:family="text">
      <style:text-properties officeooo:rsid="004ffd8a"/>
    </style:style>
    <style:style style:name="T84" style:family="text">
      <style:text-properties officeooo:rsid="00522b13"/>
    </style:style>
    <style:style style:name="T85" style:family="text">
      <style:text-properties officeooo:rsid="00545e06"/>
    </style:style>
    <style:style style:name="T86" style:family="text">
      <style:text-properties officeooo:rsid="0055d164"/>
    </style:style>
    <style:style style:name="T87" style:family="text">
      <style:text-properties officeooo:rsid="0058ea92"/>
    </style:style>
    <style:style style:name="T88" style:family="text">
      <style:text-properties officeooo:rsid="005a9dc6"/>
    </style:style>
    <style:style style:name="T89" style:family="text">
      <style:text-properties officeooo:rsid="005c490c"/>
    </style:style>
    <style:style style:name="T90" style:family="text">
      <style:text-properties officeooo:rsid="005db7a7"/>
    </style:style>
    <style:style style:name="T91" style:family="text">
      <style:text-properties officeooo:rsid="005df87d"/>
    </style:style>
    <style:style style:name="T92" style:family="text">
      <style:text-properties officeooo:rsid="005fb904"/>
    </style:style>
    <style:style style:name="T93" style:family="text">
      <style:text-properties officeooo:rsid="0061af3b"/>
    </style:style>
    <style:style style:name="T94" style:family="text">
      <style:text-properties officeooo:rsid="00570746"/>
    </style:style>
    <style:style style:name="T95" style:family="text">
      <style:text-properties officeooo:rsid="0062d5d3"/>
    </style:style>
    <style:style style:name="T96" style:family="text">
      <style:text-properties fo:font-style="italic" fo:font-weight="bold" officeooo:rsid="0062d5d3" style:font-style-asian="italic" style:font-weight-asian="bold" style:font-style-complex="italic" style:font-weight-complex="bold"/>
    </style:style>
    <style:style style:name="T97" style:family="text">
      <style:text-properties fo:font-style="italic" fo:font-weight="bold" officeooo:rsid="0068315e" style:font-style-asian="italic" style:font-weight-asian="bold" style:font-style-complex="italic" style:font-weight-complex="bold"/>
    </style:style>
    <style:style style:name="T98" style:family="text">
      <style:text-properties officeooo:rsid="0062e1e8"/>
    </style:style>
    <style:style style:name="T99" style:family="text">
      <style:text-properties officeooo:rsid="00634f2b"/>
    </style:style>
    <style:style style:name="T100" style:family="text">
      <style:text-properties officeooo:rsid="0064ff1d"/>
    </style:style>
    <style:style style:name="T101" style:family="text">
      <style:text-properties officeooo:rsid="0065f607"/>
    </style:style>
    <style:style style:name="T102" style:family="text">
      <style:text-properties officeooo:rsid="00695c7b"/>
    </style:style>
    <style:style style:name="T103" style:family="text">
      <style:text-properties officeooo:rsid="0069c67a"/>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Title"><text:span text:style-name="T35">Project </text:span><text:span text:style-name="T34">Developer</text:span><text:span text:style-name="T44"> Guide</text:span></text:p>
      <text:p text:style-name="P10">Version <text:span text:style-name="T3">1.0 International </text:span><text:span text:style-name="T32">English (en)</text:span>, January <text:span text:style-name="T3">202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7">Table of Contents</text:p>
          </text:index-title>
          <text:p text:style-name="P91"><text:a xlink:type="simple" xlink:href="#__RefHeading___Toc526_557546903" text:style-name="Index_20_Link" text:visited-style-name="Index_20_Link"><text:s/>1 . Prologue<text:tab/>4</text:a></text:p>
          <text:p text:style-name="P91"><text:a xlink:type="simple" xlink:href="#__RefHeading___Toc370_1924128512%20Copy%202" text:style-name="Index_20_Link" text:visited-style-name="Index_20_Link"><text:s/>2 . Developer’s Quick-Start<text:tab/>5</text:a></text:p>
          <text:p text:style-name="P92"><text:a xlink:type="simple" xlink:href="#__RefHeading___Toc755_1924128512" text:style-name="Index_20_Link" text:visited-style-name="Index_20_Link"><text:s/>2.1 . CONFIG.toml defines The Repository Filesystem<text:tab/>5</text:a></text:p>
          <text:p text:style-name="P92"><text:a xlink:type="simple" xlink:href="#__RefHeading___Toc370_1924128512" text:style-name="Index_20_Link" text:visited-style-name="Index_20_Link"><text:s/>2.2 . To Setup The Repository for Development<text:tab/>5</text:a></text:p>
          <text:p text:style-name="P92"><text:a xlink:type="simple" xlink:href="#__RefHeading___Toc605_1924128512" text:style-name="Index_20_Link" text:visited-style-name="Index_20_Link"><text:s/>2.3 . To Start A Development<text:tab/>6</text:a></text:p>
          <text:p text:style-name="P92"><text:a xlink:type="simple" xlink:href="#__RefHeading___Toc607_1924128512" text:style-name="Index_20_Link" text:visited-style-name="Index_20_Link"><text:s/>2.4 . To Execute The Test Cycle<text:tab/>6</text:a></text:p>
          <text:p text:style-name="P92"><text:a xlink:type="simple" xlink:href="#__RefHeading___Toc609_1924128512" text:style-name="Index_20_Link" text:visited-style-name="Index_20_Link"><text:s/>2.5 . To Build The Products<text:tab/>6</text:a></text:p>
          <text:p text:style-name="P92"><text:a xlink:type="simple" xlink:href="#__RefHeading___Toc611_1924128512%20Copy%201" text:style-name="Index_20_Link" text:visited-style-name="Index_20_Link"><text:s/>2.6 . To Package Products<text:tab/>7</text:a></text:p>
          <text:p text:style-name="P92"><text:a xlink:type="simple" xlink:href="#__RefHeading___Toc611_1924128512%20Copy%202" text:style-name="Index_20_Link" text:visited-style-name="Index_20_Link"><text:s/>2.7 . To Release The Packages<text:tab/>7</text:a></text:p>
          <text:p text:style-name="P92"><text:a xlink:type="simple" xlink:href="#__RefHeading___Toc611_1924128512" text:style-name="Index_20_Link" text:visited-style-name="Index_20_Link"><text:s/>2.8 . To Compose All Documents<text:tab/>7</text:a></text:p>
          <text:p text:style-name="P92"><text:a xlink:type="simple" xlink:href="#__RefHeading___Toc729_1924128512" text:style-name="Index_20_Link" text:visited-style-name="Index_20_Link"><text:s/>2.9 . To Publish the Composed Documents<text:tab/>8</text:a></text:p>
          <text:p text:style-name="P91"><text:a xlink:type="simple" xlink:href="#__RefHeading___Toc191_1924128512" text:style-name="Index_20_Link" text:visited-style-name="Index_20_Link"><text:s/>3 . Granted Licenses<text:tab/>9</text:a></text:p>
          <text:p text:style-name="P92"><text:a xlink:type="simple" xlink:href="#__RefHeading___Toc731_1924128512" text:style-name="Index_20_Link" text:visited-style-name="Index_20_Link"><text:s/>3.1 . AutomataCI Source Codes<text:tab/>9</text:a></text:p>
          <text:p text:style-name="P91"><text:a xlink:type="simple" xlink:href="#__RefHeading___Toc438_1924128512" text:style-name="Index_20_Link" text:visited-style-name="Index_20_Link"><text:s/>4 . Engineering Specification<text:tab/>10</text:a></text:p>
          <text:p text:style-name="P91"><text:a xlink:type="simple" xlink:href="#__RefHeading___Toc366_1924128512" text:style-name="Index_20_Link" text:visited-style-name="Index_20_Link"><text:s/>5 . Infrastructure – AutomataCI<text:tab/>11</text:a></text:p>
          <text:p text:style-name="P92"><text:a xlink:type="simple" xlink:href="#__RefHeading___Toc154_1924128512" text:style-name="Index_20_Link" text:visited-style-name="Index_20_Link"><text:s/>5.1 . Why Another Automation CI<text:tab/>11</text:a></text:p>
          <text:p text:style-name="P92"><text:a xlink:type="simple" xlink:href="#__RefHeading___Toc156_1924128512" text:style-name="Index_20_Link" text:visited-style-name="Index_20_Link"><text:s/>5.2 . The AutomataCI Mantra<text:tab/>11</text:a></text:p>
          <text:p text:style-name="P92"><text:a xlink:type="simple" xlink:href="#__RefHeading___Toc158_1924128512%20Copy%201" text:style-name="Index_20_Link" text:visited-style-name="Index_20_Link"><text:s/>5.3 . Technological Requirements<text:tab/>12</text:a></text:p>
          <text:p text:style-name="P93"><text:a xlink:type="simple" xlink:href="#__RefHeading___Toc158_1924128512" text:style-name="Index_20_Link" text:visited-style-name="Index_20_Link"><text:s/>5.3.1 . External CI Services<text:tab/>12</text:a></text:p>
          <text:p text:style-name="P92"><text:a xlink:type="simple" xlink:href="#__RefHeading___Toc160_1924128512" text:style-name="Index_20_Link" text:visited-style-name="Index_20_Link"><text:s/>5.4 . Filesystem<text:tab/>13</text:a></text:p>
          <text:p text:style-name="P93"><text:a xlink:type="simple" xlink:href="#__RefHeading___Toc163_1924128512" text:style-name="Index_20_Link" text:visited-style-name="Index_20_Link"><text:s/>5.4.1 . File Extensions<text:tab/>14</text:a></text:p>
          <text:p text:style-name="P93"><text:a xlink:type="simple" xlink:href="#__RefHeading___Toc163_1924128512%20Copy%201" text:style-name="Index_20_Link" text:visited-style-name="Index_20_Link"><text:s/>5.4.2 . Filename Convention<text:tab/>14</text:a></text:p>
          <text:p text:style-name="P92"><text:a xlink:type="simple" xlink:href="#__RefHeading___Toc165_1924128512" text:style-name="Index_20_Link" text:visited-style-name="Index_20_Link"><text:s/>5.5 . CI Jobs<text:tab/>15</text:a></text:p>
          <text:p text:style-name="P93"><text:a xlink:type="simple" xlink:href="#__RefHeading___Toc520_557546903" text:style-name="Index_20_Link" text:visited-style-name="Index_20_Link"><text:s/>5.5.1 . Setup<text:tab/>16</text:a></text:p>
          <text:p text:style-name="P94"><text:a xlink:type="simple" xlink:href="#__RefHeading___Toc507_1924128512" text:style-name="Index_20_Link" text:visited-style-name="Index_20_Link"><text:s/>5.5.1.1 . Operating Parameters<text:tab/>16</text:a></text:p>
          <text:p text:style-name="P93"><text:a xlink:type="simple" xlink:href="#__RefHeading___Toc211_1924128512" text:style-name="Index_20_Link" text:visited-style-name="Index_20_Link"><text:s/>5.5.2 . Start<text:tab/>17</text:a></text:p>
          <text:p text:style-name="P94"><text:a xlink:type="simple" xlink:href="#__RefHeading___Toc509_1924128512" text:style-name="Index_20_Link" text:visited-style-name="Index_20_Link"><text:s/>5.5.2.1 . Operating Parameters<text:tab/>17</text:a></text:p>
          <text:p text:style-name="P93"><text:a xlink:type="simple" xlink:href="#__RefHeading___Toc213_1924128512" text:style-name="Index_20_Link" text:visited-style-name="Index_20_Link"><text:s/>5.5.3 . Prepare<text:tab/>18</text:a></text:p>
          <text:p text:style-name="P94"><text:a xlink:type="simple" xlink:href="#__RefHeading___Toc511_1924128512" text:style-name="Index_20_Link" text:visited-style-name="Index_20_Link"><text:s/>5.5.3.1 . Operating Parameters<text:tab/>18</text:a></text:p>
          <text:p text:style-name="P93"><text:a xlink:type="simple" xlink:href="#__RefHeading___Toc215_1924128512" text:style-name="Index_20_Link" text:visited-style-name="Index_20_Link"><text:s/>5.5.4 . Test<text:tab/>19</text:a></text:p>
          <text:p text:style-name="P94"><text:a xlink:type="simple" xlink:href="#__RefHeading___Toc513_1924128512" text:style-name="Index_20_Link" text:visited-style-name="Index_20_Link"><text:s/>5.5.4.1 . Operating Parameters<text:tab/>19</text:a></text:p>
          <text:p text:style-name="P93"><text:a xlink:type="simple" xlink:href="#__RefHeading___Toc217_1924128512" text:style-name="Index_20_Link" text:visited-style-name="Index_20_Link"><text:s/>5.5.5 . Build<text:tab/>20</text:a></text:p>
          <text:p text:style-name="P94"><text:a xlink:type="simple" xlink:href="#__RefHeading___Toc515_1924128512" text:style-name="Index_20_Link" text:visited-style-name="Index_20_Link"><text:s/>5.5.5.1 . Operating Parameters<text:tab/>21</text:a></text:p>
          <text:p text:style-name="P93"><text:a xlink:type="simple" xlink:href="#__RefHeading___Toc219_1924128512" text:style-name="Index_20_Link" text:visited-style-name="Index_20_Link"><text:s/>5.5.6 . Package<text:tab/>22</text:a></text:p>
          <text:p text:style-name="P94"><text:a xlink:type="simple" xlink:href="#__RefHeading___Toc353_1924128512" text:style-name="Index_20_Link" text:visited-style-name="Index_20_Link"><text:s/>5.5.6.1 . Cryptography Requirements<text:tab/>22</text:a></text:p>
          <text:p text:style-name="P94"><text:a xlink:type="simple" xlink:href="#__RefHeading___Toc761_1924128512" text:style-name="Index_20_Link" text:visited-style-name="Index_20_Link"><text:s/>5.5.6.2 . Special Custom Implementations<text:tab/>23</text:a></text:p>
          <text:p text:style-name="P94"><text:a xlink:type="simple" xlink:href="#__RefHeading___Toc582_1924128512" text:style-name="Index_20_Link" text:visited-style-name="Index_20_Link"><text:soft-page-break/><text:s/>5.5.6.3 . Operating Parameters<text:tab/>23</text:a></text:p>
          <text:p text:style-name="P94"><text:a xlink:type="simple" xlink:href="#__RefHeading___Toc763_1924128512" text:style-name="Index_20_Link" text:visited-style-name="Index_20_Link"><text:s/>5.5.6.4 . Archives Packages (.tar.xz OR .zip)<text:tab/>24</text:a></text:p>
          <text:p text:style-name="P94"><text:a xlink:type="simple" xlink:href="#__RefHeading___Toc765_1924128512" text:style-name="Index_20_Link" text:visited-style-name="Index_20_Link"><text:s/>5.5.6.5 . Debian Package (.deb)<text:tab/>25</text:a></text:p>
          <text:p text:style-name="P95"><text:a xlink:type="simple" xlink:href="#__RefHeading___Toc1127_1924128512" text:style-name="Index_20_Link" text:visited-style-name="Index_20_Link"><text:s/>5.5.6.5.1 . Supported Platform<text:tab/>25</text:a></text:p>
          <text:p text:style-name="P95"><text:a xlink:type="simple" xlink:href="#__RefHeading___Toc1129_1924128512" text:style-name="Index_20_Link" text:visited-style-name="Index_20_Link"><text:s/>5.5.6.5.2 . Content Assembling Function<text:tab/>26</text:a></text:p>
          <text:p text:style-name="P96"><text:a xlink:type="simple" xlink:href="#__RefHeading___Toc1131_1924128512" text:style-name="Index_20_Link" text:visited-style-name="Index_20_Link"><text:s/>5.5.6.5.2.1 . Required Files<text:tab/>27</text:a></text:p>
          <text:p text:style-name="P96"><text:a xlink:type="simple" xlink:href="#__RefHeading___Toc1133_1924128512" text:style-name="Index_20_Link" text:visited-style-name="Index_20_Link"><text:s/>5.5.6.5.2.2 . Maintainers’ Scripts<text:tab/>27</text:a></text:p>
          <text:p text:style-name="P95"><text:a xlink:type="simple" xlink:href="#__RefHeading___Toc1177_1924128512%20Copy%201" text:style-name="Index_20_Link" text:visited-style-name="Index_20_Link"><text:s/>5.5.6.5.3 . Distributed Source Code Package<text:tab/>28</text:a></text:p>
          <text:p text:style-name="P95"><text:a xlink:type="simple" xlink:href="#__RefHeading___Toc1177_1924128512%20Copy%202" text:style-name="Index_20_Link" text:visited-style-name="Index_20_Link"><text:s/>5.5.6.5.4 . Collaborating with Automation – the control/control file<text:tab/>29</text:a></text:p>
          <text:p text:style-name="P95"><text:a xlink:type="simple" xlink:href="#__RefHeading___Toc2199_4028376694" text:style-name="Index_20_Link" text:visited-style-name="Index_20_Link"><text:s/>5.5.6.5.5 . Collaborating With Automation – the copyright.gz file<text:tab/>30</text:a></text:p>
          <text:p text:style-name="P94"><text:a xlink:type="simple" xlink:href="#__RefHeading___Toc767_1924128512" text:style-name="Index_20_Link" text:visited-style-name="Index_20_Link"><text:s/>5.5.6.6 . Red Hat Package (.rpm)<text:tab/>31</text:a></text:p>
          <text:p text:style-name="P94"><text:a xlink:type="simple" xlink:href="#__RefHeading___Toc769_1924128512" text:style-name="Index_20_Link" text:visited-style-name="Index_20_Link"><text:s/>5.5.6.7 . Red Hat Flatpak Ecosystem (Flatpak)<text:tab/>32</text:a></text:p>
          <text:p text:style-name="P95"><text:a xlink:type="simple" xlink:href="#__RefHeading___Toc2465_434360195" text:style-name="Index_20_Link" text:visited-style-name="Index_20_Link"><text:s/>5.5.6.7.1 . Supported Platform<text:tab/>32</text:a></text:p>
          <text:p text:style-name="P95"><text:a xlink:type="simple" xlink:href="#__RefHeading___Toc2467_434360195" text:style-name="Index_20_Link" text:visited-style-name="Index_20_Link"><text:s/>5.5.6.7.2 . Content Assembly Function<text:tab/>33</text:a></text:p>
          <text:p text:style-name="P96"><text:a xlink:type="simple" xlink:href="#__RefHeading___Toc1131_1924128512%20Copy%201" text:style-name="Index_20_Link" text:visited-style-name="Index_20_Link"><text:s/>5.5.6.7.2.1 . Required Files<text:tab/>34</text:a></text:p>
          <text:p text:style-name="P95"><text:a xlink:type="simple" xlink:href="#__RefHeading___Toc2469_434360195" text:style-name="Index_20_Link" text:visited-style-name="Index_20_Link"><text:s/>5.5.6.7.3 . Branch Management<text:tab/>34</text:a></text:p>
          <text:p text:style-name="P95"><text:a xlink:type="simple" xlink:href="#__RefHeading___Toc2471_434360195" text:style-name="Index_20_Link" text:visited-style-name="Index_20_Link"><text:s/>5.5.6.7.4 . Sandbox Permission<text:tab/>35</text:a></text:p>
          <text:p text:style-name="P95"><text:a xlink:type="simple" xlink:href="#__RefHeading___Toc2568_434360195" text:style-name="Index_20_Link" text:visited-style-name="Index_20_Link"><text:s/>5.5.6.7.5 . Directory-based Output<text:tab/>35</text:a></text:p>
          <text:p text:style-name="P95"><text:a xlink:type="simple" xlink:href="#__RefHeading___Toc2570_434360195" text:style-name="Index_20_Link" text:visited-style-name="Index_20_Link"><text:s/>5.5.6.7.6 . Screenshots<text:tab/>35</text:a></text:p>
          <text:p text:style-name="P95"><text:a xlink:type="simple" xlink:href="#__RefHeading___Toc2570_434360195%20Copy%203" text:style-name="Index_20_Link" text:visited-style-name="Index_20_Link"><text:s/>5.5.6.7.7 . Adding Custom Files<text:tab/>36</text:a></text:p>
          <text:p text:style-name="P94"><text:a xlink:type="simple" xlink:href="#__RefHeading___Toc771_1924128512" text:style-name="Index_20_Link" text:visited-style-name="Index_20_Link"><text:s/>5.5.6.8 . PyPi Module<text:tab/>37</text:a></text:p>
          <text:p text:style-name="P93"><text:a xlink:type="simple" xlink:href="#__RefHeading___Toc221_1924128512" text:style-name="Index_20_Link" text:visited-style-name="Index_20_Link"><text:s/>5.5.7 . Release<text:tab/>38</text:a></text:p>
          <text:p text:style-name="P94"><text:a xlink:type="simple" xlink:href="#__RefHeading___Toc584_1924128512" text:style-name="Index_20_Link" text:visited-style-name="Index_20_Link"><text:s/>5.5.7.1 . Operating Parameters<text:tab/>38</text:a></text:p>
          <text:p text:style-name="P93"><text:a xlink:type="simple" xlink:href="#__RefHeading___Toc223_1924128512" text:style-name="Index_20_Link" text:visited-style-name="Index_20_Link"><text:s/>5.5.8 . Compose<text:tab/>39</text:a></text:p>
          <text:p text:style-name="P93"><text:a xlink:type="simple" xlink:href="#__RefHeading___Toc225_1924128512" text:style-name="Index_20_Link" text:visited-style-name="Index_20_Link"><text:s/>5.5.9 . Publish<text:tab/>39</text:a></text:p>
          <text:p text:style-name="P93"><text:a xlink:type="simple" xlink:href="#__RefHeading___Toc227_1924128512" text:style-name="Index_20_Link" text:visited-style-name="Index_20_Link"><text:s/>5.5.10 . Clean<text:tab/>39</text:a></text:p>
          <text:p text:style-name="P93"><text:a xlink:type="simple" xlink:href="#__RefHeading___Toc229_1924128512" text:style-name="Index_20_Link" text:visited-style-name="Index_20_Link"><text:s/>5.5.11 . Purge<text:tab/>39</text:a></text:p>
          <text:p text:style-name="P91"><text:a xlink:type="simple" xlink:href="#__RefHeading___Toc261_3933114832" text:style-name="Index_20_Link" text:visited-style-name="Index_20_Link"><text:s/>6 . Epilogue<text:tab/>40</text:a></text:p>
        </text:index-body>
      </text:table-of-content>
      <text:p text:style-name="P50"/>
      <text:h text:style-name="P106" text:outline-level="1"><text:bookmark-start text:name="__RefHeading___Toc526_557546903"/>Prologue<text:bookmark-end text:name="__RefHeading___Toc526_557546903"/></text:h>
      <text:p text:style-name="P7"><text:span text:style-name="T34">First of all, t</text:span>hank you for selecting <text:span text:style-name="T4">and using </text:span><text:span text:style-name="T33">my </text:span><text:span text:style-name="T34">AutomataCI product</text:span><text:span text:style-name="T4">. This document is </text:span><text:span text:style-name="T34">a developer-specific guidance </text:span><text:span text:style-name="T4">for kick-starting </text:span><text:span text:style-name="T34">or contributing to a repository supported by AutomataCI.</text:span><text:span text:style-name="T4"> In case of any inquiry, please feel free to contact us at:</text:span></text:p>
      <text:list text:style-name="L1">
        <text:list-item>
          <text:p text:style-name="P150"><text:a xlink:type="simple" xlink:href="mailto:hollowaykeanho@gmail.com" text:style-name="Internet_20_link" text:visited-style-name="Visited_20_Internet_20_Link"><text:span text:style-name="T4">hollowaykeanho@gmail.com</text:span></text:a><text:span text:style-name="T4"> </text:span><text:span text:style-name="T35">OR </text:span><text:a xlink:type="simple" xlink:href="mailto:hello@hollowaykeanho.com" text:style-name="Internet_20_link" text:visited-style-name="Visited_20_Internet_20_Link"><text:span text:style-name="T4">hello@hollowaykeanho.com</text:span></text:a></text:p>
        </text:list-item>
        <text:list-item>
          <text:p text:style-name="P151"><text:a xlink:type="simple" xlink:href="https://github.com/orgs/ChewKeanHo/discussions" text:style-name="Internet_20_link" text:visited-style-name="Visited_20_Internet_20_Link">https://github.com/orgs/ChewKeanHo/discussions</text:a></text:p>
        </text:list-item>
      </text:list>
      <text:p text:style-name="P8"/>
      <text:h text:style-name="P107" text:outline-level="1"><text:bookmark-start text:name="__RefHeading___Toc370_1924128512 Copy 2"/><text:span text:style-name="T77">Developer’s </text:span>Quick-Start<text:bookmark-end text:name="__RefHeading___Toc370_1924128512 Copy 2"/></text:h>
      <text:p text:style-name="P76"><text:span text:style-name="T82">This section covers a quick re-cap for </text:span><text:span text:style-name="T83">the </text:span><text:span text:style-name="T82">experienced developers developing and maintaining the project without needing to go through the entire specification.</text:span></text:p>
      <text:p text:style-name="P76"/>
      <text:p text:style-name="P76"><text:span text:style-name="T83">F</text:span><text:span text:style-name="T82">or new developers, please do go through the engineering specifications in order to understand how the Project </text:span><text:span text:style-name="T83">operates and manages.</text:span></text:p>
      <text:p text:style-name="P76"/>
      <text:p text:style-name="P22">The steps are prepared in sequences.</text:p>
      <text:h text:style-name="P111" text:outline-level="2"><text:bookmark-start text:name="__RefHeading___Toc755_1924128512"/>CONFIG.toml defines The Repository Filesystem<text:bookmark-end text:name="__RefHeading___Toc755_1924128512"/></text:h>
      <text:p text:style-name="P22">Please at least read through the <text:span text:style-name="T5">CONFIG.toml</text:span> configuration file to have a fresh re-cap what directories are used for what purposes.</text:p>
      <text:p text:style-name="P22"/>
      <text:h text:style-name="P112" text:outline-level="2"><text:bookmark-start text:name="__RefHeading___Toc370_1924128512"/>To Setup The Repository for Development<text:bookmark-end text:name="__RefHeading___Toc370_1924128512"/></text:h>
      <text:p text:style-name="P19">To quickly setup the project repository simply:</text:p>
      <table:table table:name="Table2" table:style-name="Table2">
        <table:table-column table:style-name="Table2.A"/>
        <table:table-row table:style-name="Table2.1">
          <table:table-cell table:style-name="Table2.A1" office:value-type="string">
            <text:p text:style-name="P20"># ON UNIX SYSTEM (e.g. Linux &amp; MacOS)</text:p>
            <text:p text:style-name="P46">$ git clone &lt;project_url&gt;</text:p>
            <text:p text:style-name="P46">$ cd &lt;project&gt;</text:p>
            <text:p text:style-name="P46">$ . ci.cmd setup</text:p>
            <text:p text:style-name="P20"/>
            <text:p text:style-name="P20"/>
            <text:p text:style-name="P20"># ON WINDOWS SYSTEM</text:p>
            <text:p text:style-name="P46">$ git clone &lt;project_url&gt;</text:p>
            <text:p text:style-name="P46">$ cd &lt;project&gt;</text:p>
            <text:p text:style-name="P46">$ .\ci.cmd setup</text:p>
          </table:table-cell>
        </table:table-row>
      </table:table>
      <text:p text:style-name="P19"/>
      <text:p text:style-name="P21">Upon completion, your repository is ready for development.</text:p>
      <text:p text:style-name="P21"/>
      <text:h text:style-name="P113" text:outline-level="2"><text:bookmark-start text:name="__RefHeading___Toc605_1924128512"/>To Start A Development<text:bookmark-end text:name="__RefHeading___Toc605_1924128512"/></text:h>
      <text:p text:style-name="P19">To start the development after setting up, simply:</text:p>
      <table:table table:name="Table3" table:style-name="Table3">
        <table:table-column table:style-name="Table3.A"/>
        <table:table-row table:style-name="Table3.1">
          <table:table-cell table:style-name="Table3.A1" office:value-type="string">
            <text:p text:style-name="P20"># ON UNIX SYSTEM (e.g. Linux &amp; MacOS)</text:p>
            <text:p text:style-name="P46">$ . ci.cmd start</text:p>
            <text:p text:style-name="P20"/>
            <text:p text:style-name="P20"># ON WINDOWS SYSTEM</text:p>
            <text:p text:style-name="P46">$ .\ci.cmd start<text:tab/># and execute any on-screen instructions just in case it fails.</text:p>
          </table:table-cell>
        </table:table-row>
      </table:table>
      <text:p text:style-name="P19"/>
      <text:p text:style-name="P21">Upon completion, your terminal should be ready for development.</text:p>
      <text:h text:style-name="P112" text:outline-level="2"><text:bookmark-start text:name="__RefHeading___Toc607_1924128512"/>To Execute The Test Cycle<text:bookmark-end text:name="__RefHeading___Toc607_1924128512"/></text:h>
      <text:p text:style-name="P19">To run a test cycle, simply:</text:p>
      <table:table table:name="Table5" table:style-name="Table5">
        <table:table-column table:style-name="Table5.A"/>
        <table:table-row table:style-name="Table5.1">
          <table:table-cell table:style-name="Table5.A1" office:value-type="string">
            <text:p text:style-name="P20"># ON UNIX SYSTEM (e.g. Linux &amp; MacOS)</text:p>
            <text:p text:style-name="P46">$ . ci.cmd test</text:p>
            <text:p text:style-name="P20"/>
            <text:p text:style-name="P20"># ON WINDOWS SYSTEM</text:p>
            <text:p text:style-name="P46">$ .\ci.cmd test</text:p>
          </table:table-cell>
        </table:table-row>
      </table:table>
      <text:p text:style-name="P19"/>
      <text:p text:style-name="P19">Upon completion, please check your <text:span text:style-name="T5">{PROJECT_PATH_ROOT}/{PROJECT_PATH_LOG}</text:span> for the test report and coverage heatmap if available.</text:p>
      <text:h text:style-name="P112" text:outline-level="2"><text:bookmark-start text:name="__RefHeading___Toc609_1924128512"/>To Build The Products<text:bookmark-end text:name="__RefHeading___Toc609_1924128512"/></text:h>
      <text:p text:style-name="P19">To build the production-ready product, simply:</text:p>
      <table:table table:name="Table6" table:style-name="Table6">
        <table:table-column table:style-name="Table6.A"/>
        <table:table-row table:style-name="Table6.1">
          <table:table-cell table:style-name="Table6.A1" office:value-type="string">
            <text:p text:style-name="P20"># ON UNIX SYSTEM (e.g. Linux &amp; MacOS)</text:p>
            <text:p text:style-name="P46">$ . ci.cmd build</text:p>
            <text:p text:style-name="P20"/>
            <text:p text:style-name="P20"># ON WINDOWS SYSTEM</text:p>
            <text:p text:style-name="P46">$ .\ci.cmd build</text:p>
          </table:table-cell>
        </table:table-row>
      </table:table>
      <text:p text:style-name="P19"/>
      <text:p text:style-name="P19">Upon completion, please check your <text:span text:style-name="T5">{PROJECT_PATH_ROOT}/{PROJECT_PATH_BUILD}</text:span> for the built files.</text:p>
      <text:h text:style-name="P114" text:outline-level="2"><text:bookmark-start text:name="__RefHeading___Toc611_1924128512 Copy 1"/><text:soft-page-break/>To Package Products<text:bookmark-end text:name="__RefHeading___Toc611_1924128512 Copy 1"/></text:h>
      <text:p text:style-name="P19">To package the product, simply execute the following locally (in case secret keys and cert<text:span text:style-name="T84">s</text:span> are involved):</text:p>
      <table:table table:name="Table7" table:style-name="Table7">
        <table:table-column table:style-name="Table7.A"/>
        <table:table-row table:style-name="Table7.1">
          <table:table-cell table:style-name="Table7.A1" office:value-type="string">
            <text:p text:style-name="P20"># ON UNIX SYSTEM (e.g. Linux &amp; MacOS)</text:p>
            <text:p text:style-name="P46">$ . ci.cmd package</text:p>
            <text:p text:style-name="P20"/>
            <text:p text:style-name="P20"># ON WINDOWS SYSTEM</text:p>
            <text:p text:style-name="P46">$ .\ci.cmd package</text:p>
          </table:table-cell>
        </table:table-row>
      </table:table>
      <text:p text:style-name="P19"/>
      <text:p text:style-name="P19">Upon completion, please check your <text:span text:style-name="T5">{PROJECT_PATH_ROOT}/{PROJECT_PATH_PKG}</text:span> for all successfully packed packages.</text:p>
      <text:h text:style-name="P115" text:outline-level="2"><text:bookmark-start text:name="__RefHeading___Toc611_1924128512 Copy 2"/>To Release The Packages<text:bookmark-end text:name="__RefHeading___Toc611_1924128512 Copy 2"/></text:h>
      <text:p text:style-name="P19">To release the product, simply execute the following locally:</text:p>
      <table:table table:name="Table8" table:style-name="Table8">
        <table:table-column table:style-name="Table8.A"/>
        <table:table-row table:style-name="Table8.1">
          <table:table-cell table:style-name="Table8.A1" office:value-type="string">
            <text:p text:style-name="P20"># ON UNIX SYSTEM (e.g. Linux &amp; MacOS)</text:p>
            <text:p text:style-name="P46">$ . ci.cmd release</text:p>
            <text:p text:style-name="P20"/>
            <text:p text:style-name="P20"># ON WINDOWS SYSTEM</text:p>
            <text:p text:style-name="P46">$ .\ci.cmd release</text:p>
          </table:table-cell>
        </table:table-row>
      </table:table>
      <text:p text:style-name="P19"/>
      <text:p text:style-name="P19">Upon completion, you may check the published updates in the publishers’ store.</text:p>
      <text:h text:style-name="P115" text:outline-level="2"><text:bookmark-start text:name="__RefHeading___Toc611_1924128512"/>To Compose All Documents<text:bookmark-end text:name="__RefHeading___Toc611_1924128512"/></text:h>
      <text:p text:style-name="P19">To compose all the documentations, simply execute the following locally:</text:p>
      <table:table table:name="Table9" table:style-name="Table9">
        <table:table-column table:style-name="Table9.A"/>
        <table:table-row table:style-name="Table9.1">
          <table:table-cell table:style-name="Table9.A1" office:value-type="string">
            <text:p text:style-name="P20"># ON UNIX SYSTEM (e.g. Linux &amp; MacOS)</text:p>
            <text:p text:style-name="P46">$ . ci.cmd compose</text:p>
            <text:p text:style-name="P20"/>
            <text:p text:style-name="P20"># ON WINDOWS SYSTEM</text:p>
            <text:p text:style-name="P46">$ .\ci.cmd compose</text:p>
          </table:table-cell>
        </table:table-row>
      </table:table>
      <text:p text:style-name="P19"/>
      <text:p text:style-name="P19">Upon completion, <text:span text:style-name="T45">TODO: pending development</text:span>.</text:p>
      <text:p text:style-name="P19"/>
      <text:h text:style-name="P115" text:outline-level="2"><text:bookmark-start text:name="__RefHeading___Toc729_1924128512"/><text:soft-page-break/>To Publish the Composed Documents<text:bookmark-end text:name="__RefHeading___Toc729_1924128512"/></text:h>
      <text:p text:style-name="P19">To publish the composed documentations, simply execute the following locally:</text:p>
      <table:table table:name="Table10" table:style-name="Table10">
        <table:table-column table:style-name="Table10.A"/>
        <table:table-row table:style-name="Table10.1">
          <table:table-cell table:style-name="Table10.A1" office:value-type="string">
            <text:p text:style-name="P20"># ON UNIX SYSTEM (e.g. Linux &amp; MacOS)</text:p>
            <text:p text:style-name="P46">$ . ci.cmd publish</text:p>
            <text:p text:style-name="P20"/>
            <text:p text:style-name="P20"># ON WINDOWS SYSTEM</text:p>
            <text:p text:style-name="P46">$ .\ci.cmd publish</text:p>
          </table:table-cell>
        </table:table-row>
      </table:table>
      <text:p text:style-name="P19"/>
      <text:p text:style-name="P19">Upon completion, <text:span text:style-name="T45">TODO: pending development</text:span>.</text:p>
      <text:p text:style-name="P18"><text:bookmark-start text:name="__RefHeading___Toc370_1924128512 Copy 1"/><text:line-break/><text:bookmark-end text:name="__RefHeading___Toc370_1924128512 Copy 1"/></text:p>
      <text:h text:style-name="P109" text:outline-level="1"><text:bookmark-start text:name="__RefHeading___Toc191_1924128512"/><text:span text:style-name="T69">Granted</text:span><text:span text:style-name="T3"> Licenses</text:span><text:bookmark-end text:name="__RefHeading___Toc191_1924128512"/></text:h>
      <text:p text:style-name="P9">This product is licensed under one or many of the software licenses listed in a separate and accompanied document called <text:span text:style-name="T6">LICENSES.pdf</text:span> or <text:span text:style-name="T7">LICENSES.md</text:span> depending on its encoded format.</text:p>
      <text:p text:style-name="P9"/>
      <text:p text:style-name="P77">ELABORATE IN DETAILS HERE</text:p>
      <text:p text:style-name="P9"/>
      <text:h text:style-name="P116" text:outline-level="2"><text:bookmark-start text:name="__RefHeading___Toc731_1924128512"/>AutomataCI Source Codes<text:bookmark-end text:name="__RefHeading___Toc731_1924128512"/></text:h>
      <text:p text:style-name="P21">The AutomataCI source codes are under the Apache 2.0 Open Source License as inbound licenses. Usually, it is prohibited for redistribute due to business priorities.</text:p>
      <text:p text:style-name="P9"/>
      <text:h text:style-name="P110" text:outline-level="1"><text:bookmark-start text:name="__RefHeading___Toc438_1924128512"/>Engineering Specification<text:bookmark-end text:name="__RefHeading___Toc438_1924128512"/></text:h>
      <text:p text:style-name="P12">The <text:span text:style-name="T78">product</text:span> engineering specification are defined here.</text:p>
      <text:h text:style-name="P108" text:outline-level="1"><text:bookmark-start text:name="__RefHeading___Toc366_1924128512"/>Infrastructure – AutomataCI<text:bookmark-end text:name="__RefHeading___Toc366_1924128512"/></text:h>
      <text:p text:style-name="P11">This section is about the specification of the AutomataCI stewarding the repository semi-automatically <text:span text:style-name="T79">for long-term sustainable maintenance purposes</text:span>.</text:p>
      <text:h text:style-name="P117" text:outline-level="2"><text:bookmark-start text:name="__RefHeading___Toc154_1924128512"/>Why Another Automation CI<text:bookmark-end text:name="__RefHeading___Toc154_1924128512"/></text:h>
      <text:p text:style-name="P13">AutomataCI was specifically built to counter supply-chain threat encountered since Year 2022 across the Internet service providers. A white paper is available for detailing of the incident and for case study education purposes is available here: <text:a xlink:type="simple" xlink:href="https://doi.org/10.5281/zenodo.6815013" text:style-name="Internet_20_link" text:visited-style-name="Visited_20_Internet_20_Link">https://doi.org/10.5281/zenodo.6815013</text:a>.</text:p>
      <text:p text:style-name="P13"/>
      <text:p text:style-name="P13">Ever-since the post Covid-19 pandemic, a lot of CI service providers are drastically changing their business offering to the extent of extorting their customers <text:span text:style-name="T85">to</text:span> either pay a <text:span text:style-name="T71">very</text:span> high price or close <text:span text:style-name="T60">the entire project </text:span><text:span text:style-name="T71">operation</text:span> down. <text:span text:style-name="T71">In response to such threat, </text:span>ZORALab’s Monteur (<text:a xlink:type="simple" xlink:href="https://github.com/zoralab/monteur" text:style-name="Internet_20_link" text:visited-style-name="Visited_20_Internet_20_Link">https://github.com/zoralab/monteur</text:a>) was first created to remove such a threat but it has its own flaws <text:span text:style-name="T60">dealing with </text:span><text:span text:style-name="T71">various </text:span><text:span text:style-name="T60">OS</text:span><text:span text:style-name="T71">es</text:span><text:span text:style-name="T60"> native functions.</text:span></text:p>
      <text:p text:style-name="P13"/>
      <text:p text:style-name="P13">Hence, AutomataCI was created <text:span text:style-name="T79">iteratively to resolve</text:span> ZORALab’s Monteur <text:span text:style-name="T79">weakness,</text:span> allowing a project repository to operate without depending entirely on ZORALab’s Monteur’<text:span text:style-name="T79">s executables</text:span>.</text:p>
      <text:h text:style-name="P118" text:outline-level="2"><text:bookmark-start text:name="__RefHeading___Toc156_1924128512"/>The AutomataCI Mantra<text:bookmark-end text:name="__RefHeading___Toc156_1924128512"/></text:h>
      <text:p text:style-name="P14">The sole reason for deploying a CI from the get-go is to make sure the project life-cycle can be carried out consistently anywhere and everywhere the project is configured for, <text:span text:style-name="T71">remotely via cloud or even locally</text:span>. It facilitates heavily resistances and resilience to market changes without hampering the product development and production ecosystem.</text:p>
      <text:p text:style-name="P14"/>
      <text:p text:style-name="P14">Unlike other CI models, <text:span text:style-name="T36">AutomataCI favors “semi-automatic” approach</text:span> where the automation <text:span text:style-name="T36">can also be manually controlled stages by stages while still facilitating full automation</text:span>. Moreover, it allows localized CI run instead of getting involved with vendor locked-in and expose the project for extortion legally. If a CI service provider turns sour, one can easily switch to another.</text:p>
      <text:h text:style-name="P120" text:outline-level="2"><text:bookmark-start text:name="__RefHeading___Toc158_1924128512 Copy 1"/><text:soft-page-break/>Technological Requirements<text:bookmark-end text:name="__RefHeading___Toc158_1924128512 Copy 1"/></text:h>
      <text:p text:style-name="P15">To be <text:span text:style-name="T71">seamlessly compatible with the OS </text:span>natively, the entire AutomataCI is created using only POSIX compliant shell <text:span text:style-name="T71">(not BASH)</text:span> <text:span text:style-name="T71">scripts</text:span> and Windows’ PowerShell <text:span text:style-name="T71">scripts</text:span>. At its root, to make the interfaces unified, the Polygot Script (<text:a xlink:type="simple" xlink:href="https://github.com/ChewKeanHo/PolygotScript" text:style-name="Internet_20_link" text:visited-style-name="Visited_20_Internet_20_Link">https://github.com/ChewKeanHo/PolygotScript</text:a>) is used where the POSIX shell and Batch script are unified into a single file called `<text:span text:style-name="T5">ci.cmd</text:span>`.</text:p>
      <text:p text:style-name="P15"/>
      <text:p text:style-name="P15">Generally speaking, you only need the following:</text:p>
      <text:list text:style-name="L2">
        <text:list-item>
          <text:p text:style-name="P152"><text:span text:style-name="T36">POSIX Shell Scripting (not BASH) </text:span>– for all UNIX OSes including Apple Mac<text:span text:style-name="T71">OS; AND</text:span></text:p>
        </text:list-item>
        <text:list-item>
          <text:p text:style-name="P152"><text:span text:style-name="T36">Windows PowerShell</text:span> – for Windows OS.</text:p>
        </text:list-item>
      </text:list>
      <text:p text:style-name="P15"/>
      <text:p text:style-name="P75"><text:span text:style-name="T79">Keep in mind that, a</text:span><text:span text:style-name="T71">lthough the </text:span><text:span text:style-name="T22">ci.cmd</text:span><text:span text:style-name="T71"> is using Batch scripting,</text:span> you do not need <text:span text:style-name="T71">B</text:span>atch script anymore. If you’re <text:span text:style-name="T71">still </text:span>using one, you’re doing things the wrong way at least in the AutomataCI perceptive (and it <text:span text:style-name="T71">is</text:span> way too arcane for CI responsibilities anyway).</text:p>
      <text:p text:style-name="P15"/>
      <text:p text:style-name="P75"><text:span text:style-name="T79">Both of these technologies are inherently known to any developer as they’re </text:span><text:span text:style-name="T85">just</text:span><text:span text:style-name="T79"> the </text:span><text:span text:style-name="T85">same</text:span><text:span text:style-name="T79"> commands typed into the terminal. The difference is </text:span><text:span text:style-name="T85">that </text:span><text:span text:style-name="T79">AutomataCI captures them in a script and turn them into reusable tools. Therefore, it has less learning curves.</text:span></text:p>
      <text:p text:style-name="P57"/>
      <text:h text:style-name="P121" text:outline-level="3"><text:bookmark-start text:name="__RefHeading___Toc158_1924128512"/>External CI Services<text:bookmark-end text:name="__RefHeading___Toc158_1924128512"/></text:h>
      <text:p text:style-name="P58"><text:span text:style-name="T51">To counter the external CI service providers’ sudden threatening changes, their interface with the project is </text:span><text:span text:style-name="T39">to strictly call the AutomataCI’s APIs the same way you’re using it locally</text:span><text:span text:style-name="T48">. </text:span><text:span text:style-name="T47">If available, you can view the</text:span><text:span text:style-name="T10">.github/workflow</text:span><text:span text:style-name="T47"> GitHub CI’s workflow recipes to see how the integration happens. </text:span><text:span text:style-name="T48">That way, the project’s critical processes are not externally affected and if they’re in-fact threatening, the switching to another CI service provider is seamless and easy </text:span><text:span text:style-name="T49">or one can operate locally without impacting the production schedule</text:span><text:span text:style-name="T48">.</text:span></text:p>
      <text:p text:style-name="P82"/>
      <text:p text:style-name="P75"><text:span text:style-name="T48">Due to the fact that </text:span><text:span text:style-name="T47">CI is an important life-support system for the project, </text:span><text:span text:style-name="T38">you’re strongly advised not to use any vendor-specific API or functionalities. Anything AutomataCI can’t do locally means it is vendor locked-in</text:span><text:span text:style-name="T47">. The more such you use, the more entangled you are; </text:span><text:span text:style-name="T49">which also means</text:span><text:span text:style-name="T47"> the more painful for you to do </text:span><text:span text:style-name="T49">immediate </text:span><text:span text:style-name="T47">migration when threat suddenly appear.</text:span></text:p>
      <text:h text:style-name="P119" text:outline-level="2"><text:bookmark-start text:name="__RefHeading___Toc160_1924128512"/>Filesystem<text:bookmark-end text:name="__RefHeading___Toc160_1924128512"/></text:h>
      <text:p text:style-name="P14">The AutomataCI requires at least 3 <text:span text:style-name="T79">important elements</text:span> to operate properly:</text:p>
      <text:list text:style-name="L3">
        <text:list-item>
          <text:p text:style-name="P153">The <text:span text:style-name="T8">ci.cmd</text:span> – The <text:span text:style-name="T71">P</text:span>olygot script that unifies all OSes start point meant for you to trigger a CI job.</text:p>
        </text:list-item>
        <text:list-item>
          <text:p text:style-name="P153">The <text:span text:style-name="T8">automataCI</text:span> libraries – A directory housing all the AutomataCI job recipes and function services.</text:p>
        </text:list-item>
        <text:list-item>
          <text:p text:style-name="P153">The <text:span text:style-name="T36">CONFIG.toml</text:span> repo config file – A simple TOML formatted config file that provides the repository’s critical parameters for AutomataCI to operate and manage with.</text:p>
        </text:list-item>
      </text:list>
      <text:p text:style-name="P14"/>
      <text:p text:style-name="P23">There are specific filesystem used by AutomataCI defined in the <text:span text:style-name="T36">CONFIG.toml</text:span> file. To avoid duplication, you should go through that <text:span text:style-name="T79">TOML </text:span>file <text:span text:style-name="T79">and</text:span> understand what are <text:span text:style-name="T79">being used</text:span> for <text:span text:style-name="T79">the project in order to avoid any</text:span> conflicts. <text:span text:style-name="T71">By default, the following file structures are defined:</text:span></text:p>
      <table:table table:name="Table1" table:style-name="Table1">
        <table:table-column table:style-name="Table1.A"/>
        <table:table-row table:style-name="Table1.1">
          <table:table-cell table:style-name="Table1.A1" office:value-type="string">
            <text:p text:style-name="P42"><text:span text:style-name="Source_20_Text"><text:span text:style-name="T73">a</text:span></text:span><text:span text:style-name="Source_20_Text"><text:span text:style-name="T72">utomataCI/<text:tab/><text:tab/><text:tab/>🠚 house the projects' CI automation scripts.</text:span></text:span></text:p>
            <text:p text:style-name="P42"><text:span text:style-name="Source_20_Text"><text:span text:style-name="T72">automataCI/services<text:tab/><text:tab/>🠚 house tested and pre-built CI automation functions.</text:span></text:span></text:p>
            <text:p text:style-name="P42"><text:span text:style-name="Source_20_Text"><text:span text:style-name="T73">b</text:span></text:span><text:span text:style-name="Source_20_Text"><text:span text:style-name="T72">in/<text:tab/><text:tab/><text:tab/><text:tab/>🠚 default build output directory.</text:span></text:span></text:p>
            <text:p text:style-name="P42"><text:span text:style-name="Source_20_Text"><text:span text:style-name="T73">p</text:span></text:span><text:span text:style-name="Source_20_Text"><text:span text:style-name="T72">kg/<text:tab/><text:tab/><text:tab/><text:tab/>🠚 default package output directory.</text:span></text:span></text:p>
            <text:p text:style-name="P42"><text:span text:style-name="Source_20_Text"><text:span text:style-name="T73">r</text:span></text:span><text:span text:style-name="Source_20_Text"><text:span text:style-name="T72">esources/<text:tab/><text:tab/><text:tab/>🠚 housing all indirect raw materials and assets.</text:span></text:span></text:p>
            <text:p text:style-name="P43"><text:span text:style-name="Source_20_Text"><text:span text:style-name="T73">r</text:span></text:span><text:span text:style-name="Source_20_Text"><text:span text:style-name="T72">esources/</text:span></text:span><text:span text:style-name="Source_20_Text"><text:span text:style-name="T74">packages</text:span></text:span><text:span text:style-name="Source_20_Text"><text:span text:style-name="T72"><text:tab/><text:tab/>🠚 housing all </text:span></text:span><text:span text:style-name="Source_20_Text"><text:span text:style-name="T74">packages control template files.</text:span></text:span></text:p>
            <text:p text:style-name="P43"><text:span text:style-name="Source_20_Text"><text:span text:style-name="T73">r</text:span></text:span><text:span text:style-name="Source_20_Text"><text:span text:style-name="T74">esources/licenses<text:tab/><text:tab/>🠚 housing all project licensing generative documents.</text:span></text:span></text:p>
            <text:p text:style-name="P43"><text:span text:style-name="Source_20_Text"><text:span text:style-name="T73">r</text:span></text:span><text:span text:style-name="Source_20_Text"><text:span text:style-name="T74">esources/changelog<text:tab/><text:tab/>🠚 housing all project’s changelog entries data.</text:span></text:span></text:p>
            <text:p text:style-name="P42"><text:span text:style-name="Source_20_Text"><text:span text:style-name="T73">s</text:span></text:span><text:span text:style-name="Source_20_Text"><text:span text:style-name="T72">rc/<text:tab/><text:tab/><text:tab/><text:tab/>🠚 house actual source codes (base directory).</text:span></text:span></text:p>
            <text:p text:style-name="P42"><text:span text:style-name="Source_20_Text"><text:span text:style-name="T72">src/.ci/<text:tab/><text:tab/><text:tab/><text:tab/>🠚 house source codes technology-specific CI job </text:span></text:span><text:span text:style-name="Source_20_Text"><text:span text:style-name="T73">recipes</text:span></text:span><text:span text:style-name="Source_20_Text"><text:span text:style-name="T72">.</text:span></text:span></text:p>
            <text:p text:style-name="P42"><text:span text:style-name="Source_20_Text"><text:span text:style-name="T73">t</text:span></text:span><text:span text:style-name="Source_20_Text"><text:span text:style-name="T72">ools/<text:tab/><text:tab/><text:tab/><text:tab/>🠚 default tooling (e.g. prog</text:span></text:span><text:span text:style-name="Source_20_Text"><text:span text:style-name="T73">ramming</text:span></text:span><text:span text:style-name="Source_20_Text"><text:span text:style-name="T72"> language’</text:span></text:span><text:span text:style-name="Source_20_Text"><text:span text:style-name="T73">s</text:span></text:span><text:span text:style-name="Source_20_Text"><text:span text:style-name="T72"> bin/</text:span></text:span><text:span text:style-name="Source_20_Text"><text:span text:style-name="T73">* executables</text:span></text:span><text:span text:style-name="Source_20_Text"><text:span text:style-name="T72">).</text:span></text:span></text:p>
            <text:p text:style-name="P42"><text:span text:style-name="Source_20_Text"><text:span text:style-name="T73">t</text:span></text:span><text:span text:style-name="Source_20_Text"><text:span text:style-name="T72">mp/<text:tab/><text:tab/><text:tab/><text:tab/>🠚 default temporary workspace.</text:span></text:span></text:p>
            <text:p text:style-name="P42"><text:span text:style-name="Source_20_Text"><text:span text:style-name="T72">CONFIG.toml<text:tab/><text:tab/><text:tab/>🠚 configure project's settings data for </text:span></text:span><text:span text:style-name="Source_20_Text"><text:span text:style-name="T73">Automata</text:span></text:span><text:span text:style-name="Source_20_Text"><text:span text:style-name="T72">CI.</text:span></text:span></text:p>
            <text:p text:style-name="P42"><text:span text:style-name="Source_20_Text"><text:span text:style-name="T72">ci.cmd<text:tab/><text:tab/><text:tab/><text:tab/>🠚 CI start point.</text:span></text:span></text:p>
          </table:table-cell>
        </table:table-row>
      </table:table>
      <text:p text:style-name="P17"/>
      <text:h text:style-name="P122" text:outline-level="3"><text:bookmark-start text:name="__RefHeading___Toc163_1924128512"/>File Extensions<text:bookmark-end text:name="__RefHeading___Toc163_1924128512"/></text:h>
      <text:p text:style-name="P14">AutomataCI uses the default file extensions without any new invention. Basically they are:</text:p>
      <text:list text:style-name="L4">
        <text:list-item>
          <text:p text:style-name="P154"><text:span text:style-name="T36">.cmd</text:span> – for batch and POSIX shell polygot script only.</text:p>
        </text:list-item>
        <text:list-item>
          <text:p text:style-name="P154"><text:span text:style-name="T36">.sh</text:span> – for all POSIX shell scripts only.</text:p>
        </text:list-item>
        <text:list-item>
          <text:p text:style-name="P154"><text:span text:style-name="T36">.ps1</text:span> – for all PowerShell scripts only.</text:p>
        </text:list-item>
        <text:list-item>
          <text:p text:style-name="P154"><text:span text:style-name="T36">.toml</text:span> – for CONFIG.toml file only.</text:p>
        </text:list-item>
      </text:list>
      <text:p text:style-name="P14"/>
      <text:h text:style-name="P123" text:outline-level="3"><text:bookmark-start text:name="__RefHeading___Toc163_1924128512 Copy 1"/>File<text:span text:style-name="T52">name Convention</text:span><text:bookmark-end text:name="__RefHeading___Toc163_1924128512 Copy 1"/></text:h>
      <text:p text:style-name="P23">AutomataCI uses:</text:p>
      <text:list text:style-name="L5">
        <text:list-item>
          <text:p text:style-name="P156"><text:span text:style-name="T52">underscore (</text:span><text:span text:style-name="T21">_</text:span><text:span text:style-name="T52">) for context switching; AND</text:span></text:p>
        </text:list-item>
        <text:list-item>
          <text:p text:style-name="P156"><text:span text:style-name="T52">dash (</text:span><text:span text:style-name="T21">-</text:span><text:span text:style-name="T52">) for same context but different aspect separations; AND</text:span></text:p>
        </text:list-item>
        <text:list-item>
          <text:p text:style-name="P157">No space is allowed.</text:p>
        </text:list-item>
      </text:list>
      <text:p text:style-name="P24"/>
      <text:p text:style-name="P23">Each job and service script are accompanied by a system specific naming convention complying to this pattern:</text:p>
      <text:p text:style-name="P23"/>
      <text:p text:style-name="P49"><text:span text:style-name="T45">{PURPOSE}</text:span>_<text:span text:style-name="T53">{PROJECT_OS}</text:span>-<text:span text:style-name="T54">{PROJECT_ARCH}</text:span>.<text:span text:style-name="T55">{EXTENSION}</text:span></text:p>
      <text:p text:style-name="P24"/>
      <text:p text:style-name="P23">For example, for a setup job recipe, the filename can be any of the following:</text:p>
      <text:list text:style-name="L6">
        <text:list-item>
          <text:p text:style-name="P158"><text:span text:style-name="T36">setup_windows-amd64.ps1</text:span> – <text:span text:style-name="T85">P</text:span>ower<text:span text:style-name="T85">S</text:span>hell script for Windows OS, with amd64 CPU only.</text:p>
        </text:list-item>
        <text:list-item>
          <text:p text:style-name="P158"><text:span text:style-name="T36">setup_windows-any.ps1</text:span> – <text:span text:style-name="T85">P</text:span>ower<text:span text:style-name="T85">S</text:span>hell script for Windows OS with any CPU types.</text:p>
        </text:list-item>
        <text:list-item>
          <text:p text:style-name="P158"><text:span text:style-name="T36">setup_unix-amd64.sh</text:span> – POSIX shell script for UNIX OS (Linux, Hurd, and Apple MacOS) with amd64 CPU only.</text:p>
        </text:list-item>
        <text:list-item>
          <text:p text:style-name="P158"><text:span text:style-name="T36">setup_unix-any.sh</text:span> – POSIX shell script for UNIX OS with any CPU types.</text:p>
        </text:list-item>
        <text:list-item>
          <text:p text:style-name="P158"><text:span text:style-name="T36">setup_darwin-any.sh</text:span> – POSIX shell script for Apple MacOS <text:s/>only with any CPU types.</text:p>
        </text:list-item>
      </text:list>
      <text:p text:style-name="P14"/>
      <text:p text:style-name="P23">In any cases, if you know the content of the script does not rely on specific CPU, you generally just name it as:</text:p>
      <text:list text:style-name="L7">
        <text:list-item>
          <text:p text:style-name="P159">{purpose}_unix-any.sh</text:p>
        </text:list-item>
        <text:list-item>
          <text:p text:style-name="P159">{purpose}_windows-any.ps1</text:p>
        </text:list-item>
      </text:list>
      <text:p text:style-name="P23">and place them next to each other will do.</text:p>
      <text:h text:style-name="P119" text:outline-level="2"><text:bookmark-start text:name="__RefHeading___Toc165_1924128512"/>CI Jobs<text:bookmark-end text:name="__RefHeading___Toc165_1924128512"/></text:h>
      <text:p text:style-name="P14">This section covers all <text:span text:style-name="T52">the CI jobs. AutomataCI employs a linear story-line style of job executions. In each job, the developer can deploy concurrent or parallel executions as the supporting OS permits and as long as it makes sense. The default is usually synchronous since CI demands clarity and high accuracy over speed when it comes to generating a proper customer-usable products.</text:span></text:p>
      <text:p text:style-name="P14"/>
      <text:p text:style-name="P59">The CI jobs can be customized without modifying the critical recipe files by detecting a <text:span text:style-name="T8">.ci/{purpose}_{PROJECT_OS}-any.{EXTENSION}</text:span> job recipe file inside your <text:span text:style-name="T8">{PROJECT_PATH_ROOT}/{PROJECT_PATH_SOURCE} </text:span>directory. When detected, the customized job recipe shall be executed instead of the default one.</text:p>
      <text:p text:style-name="P59"/>
      <text:p text:style-name="P16">Basically, the execution sequences are as follow:</text:p>
      <text:list text:style-name="L8">
        <text:list-item>
          <text:p text:style-name="P160"><text:span text:style-name="T35">user only triggers the CI jobs via </text:span><text:span text:style-name="T9">ci.cmd</text:span><text:span text:style-name="T35">; AND</text:span></text:p>
        </text:list-item>
        <text:list-item>
          <text:p text:style-name="P160"><text:span text:style-name="T35">Then the </text:span><text:span text:style-name="T37">ci.cmd</text:span><text:span text:style-name="T35"> sorts out the platform specific data and shall calls the CI job recipes housed in the first level of </text:span><text:span text:style-name="T9">automataCI</text:span><text:span text:style-name="T35"> directory (e.g. </text:span><text:span text:style-name="T15">automataCI/setup_windows_any.ps1</text:span><text:span text:style-name="T35"> for setup job operating in Windows OS regardless of </text:span><text:span text:style-name="T17">amd64</text:span><text:span text:style-name="T35"> or </text:span><text:span text:style-name="T17">arm64</text:span><text:span text:style-name="T35"> CPU architecture); AND</text:span></text:p>
        </text:list-item>
        <text:list-item>
          <text:p text:style-name="P155">CI job recipes detect customized job recipe and execute it <text:span text:style-name="T56">if available </text:span>or otherwise, execute its known default tasks.</text:p>
        </text:list-item>
      </text:list>
      <text:p text:style-name="P16"/>
      <text:p text:style-name="P59">Example, say there is a <text:span text:style-name="T14">setup_windows-any.ps1</text:span> job recipe in <text:span text:style-name="T16">src/.ci/</text:span> directory, assuming <text:span text:style-name="T5">PROJECT_PATH_SOURCE</text:span> is set to “<text:span text:style-name="T5">src”</text:span> directory in the <text:span text:style-name="T5">CONFIG.toml</text:span> file, <text:span text:style-name="T59">the execution sequence shall be:</text:span></text:p>
      <text:list text:style-name="L9">
        <text:list-item>
          <text:p text:style-name="P161"><text:span text:style-name="T56">User </text:span><text:span text:style-name="T61">executed </text:span><text:span text:style-name="T56">“</text:span><text:span text:style-name="T11">./ci.cmd setup</text:span><text:span text:style-name="T56">” command in Windows OS with amd64 CPU.</text:span></text:p>
        </text:list-item>
        <text:list-item>
          <text:p text:style-name="P162"><text:span text:style-name="T8">ci.cmd</text:span> seeks out <text:span text:style-name="T8">automataCI/setup_windows-any.ps1</text:span> job recipe and execute it.</text:p>
        </text:list-item>
        <text:list-item>
          <text:p text:style-name="P162"><text:span text:style-name="T8">automataCI/setup_windows-any.ps1 </text:span><text:span text:style-name="T57">detected </text:span><text:span text:style-name="T18">src/.ci/setup_windows-any.ps1</text:span><text:span text:style-name="T14"> </text:span><text:span text:style-name="T58">custom job recipe and execute it instead of its default executions.</text:span></text:p>
        </text:list-item>
      </text:list>
      <text:p text:style-name="P59"/>
      <text:h text:style-name="P124" text:outline-level="3"><text:bookmark-start text:name="__RefHeading___Toc520_557546903"/><text:soft-page-break/>Setup<text:bookmark-end text:name="__RefHeading___Toc520_557546903"/></text:h>
      <text:p text:style-name="P23">Setup job recipe is responsible for setting up the required tooling (e.g. programming languages’ compilers, build tools, test tools, <text:span text:style-name="T56">test coverage heat-map tools,</text:span> and etc) by either downloading from the Internet or the Intranet safely.</text:p>
      <text:p text:style-name="P23"/>
      <text:p text:style-name="P23">Example, for Go programming language, it’s downloading the tar.gz engine archive and unpack it to the <text:span text:style-name="T5">PROJECT_PATH_TOOLS/go-engine</text:span> directory.</text:p>
      <text:p text:style-name="P23"/>
      <text:h text:style-name="P127" text:outline-level="4"><text:bookmark-start text:name="__RefHeading___Toc507_1924128512"/>Operating Parameters<text:bookmark-end text:name="__RefHeading___Toc507_1924128512"/></text:h>
      <text:p text:style-name="P28">This job place it output at the following path:</text:p>
      <text:p text:style-name="P28"/>
      <text:p text:style-name="P29"><text:span text:style-name="T80">{PROJECT_PATH_ROOT}</text:span>/<text:span text:style-name="T66">{PROJECT_PATH_TOOLS}</text:span>/<text:span text:style-name="T81">{brand}[-engine]</text:span></text:p>
      <text:p text:style-name="P28"/>
      <text:p text:style-name="P75"/>
      <text:h text:style-name="P125" text:outline-level="3"><text:bookmark-start text:name="__RefHeading___Toc211_1924128512"/>Start<text:bookmark-end text:name="__RefHeading___Toc211_1924128512"/></text:h>
      <text:p text:style-name="P23">Start job recipe is responsible for setting up the development environment in the terminal for actual development.</text:p>
      <text:p text:style-name="P23"/>
      <text:p text:style-name="P23">Example, for Go programming language, it’s to setup the <text:span text:style-name="T5">GOPATH</text:span>, <text:span text:style-name="T5">GOBIN</text:span>, and etc against the localized Go compiler so that the developer can continue the Go project development.</text:p>
      <text:p text:style-name="P23"/>
      <text:p text:style-name="P23">Another example: for Python programming language, it is to initialize the <text:span text:style-name="T5">venv</text:span> virtual environment.</text:p>
      <text:p text:style-name="P23"/>
      <text:h text:style-name="P127" text:outline-level="4"><text:bookmark-start text:name="__RefHeading___Toc509_1924128512"/>Operating Parameters<text:bookmark-end text:name="__RefHeading___Toc509_1924128512"/></text:h>
      <text:p text:style-name="P28">This job takes <text:span text:style-name="T86">its no special input path.</text:span></text:p>
      <text:p text:style-name="P28"/>
      <text:p text:style-name="P78">It generates output files and directories in the following path:</text:p>
      <text:p text:style-name="P78"/>
      <text:p text:style-name="P30"><text:span text:style-name="T80">{PROJECT_PATH_ROOT}</text:span>/<text:span text:style-name="T66">{PROJECT_PATH_TOOLS}</text:span>/<text:span text:style-name="T81">{brand}[-engine]</text:span></text:p>
      <text:h text:style-name="P125" text:outline-level="3"><text:bookmark-start text:name="__RefHeading___Toc213_1924128512"/>Prepare<text:bookmark-end text:name="__RefHeading___Toc213_1924128512"/></text:h>
      <text:p text:style-name="P23">Prepare job is responsible to prepare the repository up to a designated version and configurations. This includes managing your project dependencies and generating the required version files.</text:p>
      <text:p text:style-name="P23"/>
      <text:p text:style-name="P23">Example, for Go programming language, it’s executing the <text:span text:style-name="T5">go get</text:span> command, clean up, and generating the VERSION file.</text:p>
      <text:p text:style-name="P23"/>
      <text:p text:style-name="P23">Another example: for Python programming language, it’s executing <text:s/>the <text:span text:style-name="T5">pip install -r requirements.txt</text:span> command.</text:p>
      <text:p text:style-name="P23"/>
      <text:h text:style-name="P127" text:outline-level="4"><text:bookmark-start text:name="__RefHeading___Toc511_1924128512"/>Operating Parameters<text:bookmark-end text:name="__RefHeading___Toc511_1924128512"/></text:h>
      <text:p text:style-name="P28">This job takes the following as its input and output:</text:p>
      <text:p text:style-name="P28"/>
      <text:p text:style-name="P29"><text:span text:style-name="T80">{PROJECT_PATH_ROOT}</text:span>/<text:span text:style-name="T66">{PROJECT_PATH_TOOLS}</text:span>/</text:p>
      <text:p text:style-name="P28"/>
      <text:p text:style-name="P29">AND/OR</text:p>
      <text:p text:style-name="P28"/>
      <text:p text:style-name="P29"><text:span text:style-name="T80">{PROJECT_PATH_ROOT}</text:span>/<text:span text:style-name="T66">{PROJECT_PATH_TEMP}</text:span>/</text:p>
      <text:p text:style-name="P75"/>
      <text:h text:style-name="P125" text:outline-level="3"><text:bookmark-start text:name="__RefHeading___Toc215_1924128512"/>Test<text:bookmark-end text:name="__RefHeading___Toc215_1924128512"/></text:h>
      <text:p text:style-name="P60">Test job is responsible <text:span text:style-name="T61">for</text:span> initiat<text:span text:style-name="T61">ing</text:span> the project test cycle and execution such as but not limited to unit tests, integration test, and etc alongside test coverage heat-mapping. </text:p>
      <text:p text:style-name="P60"/>
      <text:p text:style-name="P60">Example, for Go programming language, it executes the “<text:span text:style-name="T5">go test”</text:span> command alongside generating the source code test coverage heatmap to empower the developer/tester to analyze and test effectively.</text:p>
      <text:p text:style-name="P60"/>
      <text:p text:style-name="P60">Another example, for Python programming language, it’s executing <text:span text:style-name="T5">unittest</text:span> alongside <text:span text:style-name="T5">coverage</text:span> module.</text:p>
      <text:p text:style-name="P60"/>
      <text:h text:style-name="P127" text:outline-level="4"><text:bookmark-start text:name="__RefHeading___Toc513_1924128512"/>Operating Parameters<text:bookmark-end text:name="__RefHeading___Toc513_1924128512"/></text:h>
      <text:p text:style-name="P28">This job takes the following as its inputs:</text:p>
      <text:p text:style-name="P75"/>
      <text:p text:style-name="P29"><text:span text:style-name="T80">{PROJECT_PATH_ROOT}</text:span>/<text:span text:style-name="T66">{PROJECT_PATH_SOURCE}</text:span>/</text:p>
      <text:p text:style-name="P75"/>
      <text:p text:style-name="P28">This job generate files to the following as outputs:</text:p>
      <text:p text:style-name="P75"/>
      <text:p text:style-name="P29"><text:span text:style-name="T80">{PROJECT_PATH_ROOT}</text:span>/<text:span text:style-name="T66">{PROJECT_PATH_LOG}</text:span>/</text:p>
      <text:p text:style-name="P75"/>
      <text:h text:style-name="P125" text:outline-level="3"><text:bookmark-start text:name="__RefHeading___Toc217_1924128512"/>Build<text:bookmark-end text:name="__RefHeading___Toc217_1924128512"/></text:h>
      <text:p text:style-name="P61">Build job is responsible for building the project production-ready output such as but not limited to building the <text:span text:style-name="T62">executable binary without any debugging symbols, and assembling its necessary dependencies in </text:span><text:span text:style-name="T67">necessary locations for package CI job later.</text:span></text:p>
      <text:p text:style-name="P61"/>
      <text:p text:style-name="P62">As the distribution ecosystem are moving towards server containerization and ease-of-use cases, <text:span text:style-name="T36">it’s always advisable to produce <text:s/>a single binary executable and refrain from requesting your customers to sort out your dependencies</text:span>. <text:span text:style-name="T67">It’s your job, not theirs.</text:span></text:p>
      <text:p text:style-name="P62"/>
      <text:p text:style-name="P26">To speed up the process, developers can deploy concurrent or parallel executions facilitated by AutomataCI existing services OS library (explain later).</text:p>
      <text:p text:style-name="P62"/>
      <text:p text:style-name="P62">Also, please do note that the output of the executable file shall always comply to the following naming convention to make sure the Package job default tasks executions are fully compatible:</text:p>
      <text:p text:style-name="P62"/>
      <text:p text:style-name="P64"><text:span text:style-name="T63">{PROJECT_SKU}</text:span>_<text:span text:style-name="T54">{OS}</text:span>-<text:span text:style-name="T66">{ARCH}</text:span><text:span text:style-name="T55">[.exe]</text:span></text:p>
      <text:p text:style-name="P62"/>
      <text:p text:style-name="P62">Example: for Go programming language, say the <text:span text:style-name="T5">PROJECT_SKU</text:span> is <text:s/>“<text:span text:style-name="T5">myproc</text:span>” and is built against dragonfly, linux, openbsd, and windows OSes for amd64, arm64 CPUs, the list of output executable shall be:</text:p>
      <text:list text:style-name="L10">
        <text:list-item>
          <text:p text:style-name="P163">myproc_dragonfly-amd64</text:p>
        </text:list-item>
        <text:list-item>
          <text:p text:style-name="P163">myproc_dragonfly-arm64</text:p>
        </text:list-item>
        <text:list-item>
          <text:p text:style-name="P163">myproc_linux-amd64</text:p>
        </text:list-item>
        <text:list-item>
          <text:p text:style-name="P163">myproc_linux-arm64</text:p>
        </text:list-item>
        <text:list-item>
          <text:p text:style-name="P163">myproc_openbsd-amd64</text:p>
        </text:list-item>
        <text:list-item>
          <text:p text:style-name="P163">myproc_openbsd-arm64</text:p>
        </text:list-item>
        <text:list-item>
          <text:p text:style-name="P163">myproc_windows-amd64.exe</text:p>
        </text:list-item>
        <text:list-item>
          <text:p text:style-name="P163">myproc_windows-arm64.exe</text:p>
        </text:list-item>
      </text:list>
      <text:p text:style-name="P72"/>
      <text:p text:style-name="P73">Another example: for Python programming language, based on the above example, the build job shall execute <text:span text:style-name="T5">pyinstaller</text:span> to build a single binary of the project against the build system’s OS and CPU architecture yielding the same naming convention as above.</text:p>
      <text:h text:style-name="P128" text:outline-level="4"><text:bookmark-start text:name="__RefHeading___Toc515_1924128512"/>Operating Parameters<text:bookmark-end text:name="__RefHeading___Toc515_1924128512"/></text:h>
      <text:p text:style-name="P28">This job takes the following as its inputs:</text:p>
      <text:p text:style-name="P75"/>
      <text:p text:style-name="P29"><text:span text:style-name="T80">{PROJECT_PATH_ROOT}</text:span>/<text:span text:style-name="T66">{PROJECT_PATH_SOURCE}</text:span>/</text:p>
      <text:p text:style-name="P75"/>
      <text:p text:style-name="P29"><text:span text:style-name="T80">{PROJECT_PATH_ROOT}</text:span>/<text:span text:style-name="T66">{PROJECT_PATH_TOOLS}</text:span>/</text:p>
      <text:p text:style-name="P75"/>
      <text:p text:style-name="P28">This job generate files to the following as outputs:</text:p>
      <text:p text:style-name="P75"/>
      <text:p text:style-name="P29"><text:span text:style-name="T80">{PROJECT_PATH_ROOT}</text:span>/<text:span text:style-name="T66">{PROJECT_PATH_BUILD}</text:span>/</text:p>
      <text:p text:style-name="P75"/>
      <text:h text:style-name="P126" text:outline-level="3"><text:bookmark-start text:name="__RefHeading___Toc219_1924128512"/>Package<text:bookmark-end text:name="__RefHeading___Toc219_1924128512"/></text:h>
      <text:p text:style-name="P26">Package job is responsible for packaging the built binaries into the industrial known distribution channels such as but not limited to Windows Store, Debian APT <text:span text:style-name="T5">.deb</text:span> ecosystem, Red Hat’s DEF <text:span text:style-name="T5">.rpm</text:span> ecosystem, Red Hat’s Flatpak ecosystem, Apple’s Brew ecosystem, CI friendly <text:span text:style-name="T5">tar.xz</text:span> or <text:span text:style-name="T5">.zip</text:span> archives ecosystem, etc that has default security protocols and with verifiable integrity.</text:p>
      <text:p text:style-name="P26"/>
      <text:p text:style-name="P33">This is a special job where instead of being override by a custom ci job recipe, the custom ci job recipe supplies the required content assembly functions instead.</text:p>
      <text:p text:style-name="P26"/>
      <text:p text:style-name="P26">The default package detects and validates all build binary based on the following naming convention in the <text:span text:style-name="T5">PROJECT_PATH_ROOT/PROJECT_PATH_BUILD</text:span> (defined in <text:span text:style-name="T5">CONFIG.toml</text:span>) directory:</text:p>
      <text:p text:style-name="P65"><text:span text:style-name="T63">{PROJECT_SKU}</text:span><text:span text:style-name="T64">[-</text:span><text:span text:style-name="T65">src</text:span><text:span text:style-name="T64">]</text:span>_<text:span text:style-name="T54">{OS}</text:span>-<text:span text:style-name="T66">{ARCH}</text:span><text:span text:style-name="T55">[.exe]</text:span></text:p>
      <text:p text:style-name="P63"/>
      <text:p text:style-name="P26">and package it based on the packager’s availability in the CI host OS system (e.g. in Windows OS, packing <text:span text:style-name="T5">.deb</text:span> and <text:span text:style-name="T5">.rpm</text:span> are impossible as the packaging tools are unavailable and are incompatible). The minimum packaging output would be the <text:span text:style-name="T5">.tar.xz</text:span> and <text:span text:style-name="T5">.zip</text:span> archive files.</text:p>
      <text:p text:style-name="P26"/>
      <text:p text:style-name="P26">All successfully packed packages are housed in the <text:span text:style-name="T5">PROJECT_PATH_ROOT/PROJECT_PATH_PKG</text:span> (defined in <text:span text:style-name="T5">CONFIG.toml</text:span>) ready for release.</text:p>
      <text:p text:style-name="P26"/>
      <text:h text:style-name="P130" text:outline-level="4"><text:bookmark-start text:name="__RefHeading___Toc353_1924128512"/>Cryptography <text:span text:style-name="T69">Requirements</text:span><text:bookmark-end text:name="__RefHeading___Toc353_1924128512"/></text:h>
      <text:p text:style-name="P25">Do note that some ecosystems require cryptography implementations such as but not limited to GPG signing for <text:span text:style-name="T5">.deb</text:span> and <text:span text:style-name="T5">.rpm</text:span> package types. If there are such a need, <text:span text:style-name="T36">it is always advisable to assemble all the built binary files in the right location and package it locally rather than relying on 3rd-party CI service provider</text:span>.</text:p>
      <text:p text:style-name="P25"/>
      <text:p text:style-name="P25">This is to protect the cryptography private keys from risking being exposed out (via 3rd-party service providers’ contractors <text:span text:style-name="T68">indirectly</text:span> or security vulnerabilities) and <text:span text:style-name="T68">always </text:span>remain <text:span text:style-name="T68">as</text:span> secret<text:span text:style-name="T68">s</text:span> to you<text:span text:style-name="T68">r side</text:span>.</text:p>
      <text:h text:style-name="P131" text:outline-level="4"><text:bookmark-start text:name="__RefHeading___Toc761_1924128512"/><text:soft-page-break/>Special Custom Implementations<text:bookmark-end text:name="__RefHeading___Toc761_1924128512"/></text:h>
      <text:p text:style-name="P33">Unlike all other jobs, Package Job recipe <text:span text:style-name="T36">requires a compulsory custom CI job recipe</text:span> to supply the required package content assembly functions. Each of these function’s specification are detailed in their respective sub-sections.</text:p>
      <text:p text:style-name="P33"/>
      <text:h text:style-name="P129" text:outline-level="4"><text:bookmark-start text:name="__RefHeading___Toc582_1924128512"/>Operating Parameters<text:bookmark-end text:name="__RefHeading___Toc582_1924128512"/></text:h>
      <text:p text:style-name="P32">This job takes the following as its inputs:</text:p>
      <text:p text:style-name="P104"/>
      <text:p text:style-name="P31"><text:span text:style-name="T80">{PROJECT_PATH_ROOT}</text:span>/<text:span text:style-name="T66">{PROJECT_PATH_BUILD}</text:span>/</text:p>
      <text:p text:style-name="P104"/>
      <text:p text:style-name="P31"><text:span text:style-name="T80">{PROJECT_PATH_ROOT}</text:span>/<text:span text:style-name="T66">{PROJECT_PATH_TOOLS}</text:span>/</text:p>
      <text:p text:style-name="P104"/>
      <text:p text:style-name="P32">This job generate files to the following as outputs:</text:p>
      <text:p text:style-name="P104"/>
      <text:p text:style-name="P31"><text:span text:style-name="T80">{PROJECT_PATH_ROOT}</text:span>/<text:span text:style-name="T66">{PROJECT_PATH_PKG}</text:span>/</text:p>
      <text:p text:style-name="P104"/>
      <text:h text:style-name="P132" text:outline-level="4"><text:bookmark-start text:name="__RefHeading___Toc763_1924128512"/>Archives Packages (.tar.xz OR .zip)<text:bookmark-end text:name="__RefHeading___Toc763_1924128512"/></text:h>
      <text:p text:style-name="P41"/>
      <text:h text:style-name="P132" text:outline-level="4"><text:bookmark-start text:name="__RefHeading___Toc765_1924128512"/>Debian Package (.deb)<text:bookmark-end text:name="__RefHeading___Toc765_1924128512"/></text:h>
      <text:p text:style-name="P37">AutomataCI developed its own package compiler based on the Debian Package specifications listed here (<text:a xlink:type="simple" xlink:href="https://www.debian.org/doc/debian-policy/index.html" text:style-name="Internet_20_link" text:visited-style-name="Visited_20_Internet_20_Link">https://www.debian.org/doc/debian-policy/index.html</text:a>) and here (<text:a xlink:type="simple" xlink:href="https://manpages.debian.org/unstable/dpkg-dev/deb.5.en.html" text:style-name="Internet_20_link" text:visited-style-name="Visited_20_Internet_20_Link">https://manpages.debian.org/unstable/dpkg-dev/deb.5.en.html</text:a>) to curb <text:span text:style-name="T89">its</text:span> massive-size <text:span text:style-name="T89">and extremely complex </text:span>default builder <text:span text:style-name="T89">problem </text:span>. Although AutomataCI uses its own compiler, the output shall always be compliant with <text:span text:style-name="T89">upstream</text:span>. Hence, you’re required to learn through the specifications <text:span text:style-name="T89">(at least binary package)</text:span> shown above before proceeding to construct the job recipe.</text:p>
      <text:p text:style-name="P33"/>
      <text:p text:style-name="P33">AutomataCI prioritizes binary package build since the source codes are usually distributed using git control ecosystem. The removes any duplication related to the project and focus on customer delivery instead.</text:p>
      <text:p text:style-name="P33"/>
      <text:h text:style-name="P134" text:outline-level="5"><text:bookmark-start text:name="__RefHeading___Toc1127_1924128512"/>Supported Platform<text:bookmark-end text:name="__RefHeading___Toc1127_1924128512"/></text:h>
      <text:p text:style-name="P33">AutomataCI has a built-in available checking function that will check a given output target and host’s dependencies’ availability before proceeding. The table below indicates the supporting nature across known OS in the market.</text:p>
      <text:p text:style-name="P33"/>
      <table:table table:name="Table11" table:style-name="Table11">
        <table:table-column table:style-name="Table11.A" table:number-columns-repeated="3"/>
        <table:table-column table:style-name="Table11.D"/>
        <table:table-row>
          <table:table-cell table:style-name="Table11.A1" office:value-type="string">
            <text:p text:style-name="P47">UNIX <text:span text:style-name="T89">(Debian based)</text:span></text:p>
          </table:table-cell>
          <table:table-cell table:style-name="Table11.A1" office:value-type="string">
            <text:p text:style-name="P51">UNIX (Red Hat based)</text:p>
          </table:table-cell>
          <table:table-cell table:style-name="Table11.A1" office:value-type="string">
            <text:p text:style-name="P47">MacOS</text:p>
          </table:table-cell>
          <table:table-cell table:style-name="Table11.D1" office:value-type="string">
            <text:p text:style-name="P47">Windows</text:p>
          </table:table-cell>
        </table:table-row>
        <table:table-row>
          <table:table-cell table:style-name="Table11.A2" office:value-type="string">
            <text:p text:style-name="P53">Supported</text:p>
          </table:table-cell>
          <table:table-cell table:style-name="Table11.A2" office:value-type="string">
            <text:p text:style-name="P81">???</text:p>
          </table:table-cell>
          <table:table-cell table:style-name="Table11.A2" office:value-type="string">
            <text:p text:style-name="P34">???</text:p>
          </table:table-cell>
          <table:table-cell table:style-name="Table11.D2" office:value-type="string">
            <text:p text:style-name="P55">Not Supported</text:p>
          </table:table-cell>
        </table:table-row>
      </table:table>
      <text:p text:style-name="P33"/>
      <text:p text:style-name="P33">Not that should the host OS do not offer the required programs for the compilation, the compiler shall only issue a <text:span text:style-name="T93">notice</text:span> and skip its process.</text:p>
      <text:p text:style-name="P33"/>
      <text:p text:style-name="P33">Windows OS is not supported mainly due to the unique and required ‘<text:span text:style-name="T5">ar</text:span>’ archive program which is solely available for UNIX’s coreutils package only. <text:span text:style-name="T90">Until Microsoft provides such niche facility, it shall remain as it is.</text:span></text:p>
      <text:p text:style-name="P33"/>
      <text:h text:style-name="P135" text:outline-level="5"><text:bookmark-start text:name="__RefHeading___Toc1129_1924128512"/>Content Assembling Function<text:bookmark-end text:name="__RefHeading___Toc1129_1924128512"/></text:h>
      <text:p text:style-name="P33">The content assembling function is:</text:p>
      <table:table table:name="Table12" table:style-name="Table12">
        <table:table-column table:style-name="Table12.A"/>
        <table:table-row>
          <table:table-cell table:style-name="Table12.A1" office:value-type="string">
            <text:p text:style-name="P67">PACKAGE::assemble_deb_content() {</text:p>
            <text:p text:style-name="P67"><text:tab/>…</text:p>
            <text:p text:style-name="P67">}</text:p>
          </table:table-cell>
        </table:table-row>
      </table:table>
      <text:p text:style-name="P33">Since Windows do not support <text:span text:style-name="T5">.deb</text:span> due to the absent of ar program by default, there is no Windows counterparts.</text:p>
      <text:p text:style-name="P33"/>
      <text:p text:style-name="P33">In this function, the package Job shall pass in the following positional parameters:</text:p>
      <text:p text:style-name="P33"/>
      <text:p text:style-name="P67">__target="$1"</text:p>
      <text:p text:style-name="P67">__directory="$2"</text:p>
      <text:p text:style-name="P67">__target_name="$3"</text:p>
      <text:p text:style-name="P67">__target_os="$4"</text:p>
      <text:p text:style-name="P67">__target_arch="$5"</text:p>
      <text:p text:style-name="P33"/>
      <text:p text:style-name="P33">The <text:span text:style-name="T5">$__directory</text:span> variable should point to the workspace directory containing 2 important directories: <text:span text:style-name="T5">control/</text:span> and <text:span text:style-name="T5">data/</text:span>. The <text:span text:style-name="T88">objective</text:span> is to assemble the “to be installed” file structure in the <text:span text:style-name="T5">data/</text:span> directory and assemble any maintainer scripts (if needed) in the <text:span text:style-name="T5">control/</text:span> directory.</text:p>
      <text:p text:style-name="P33"/>
      <text:p text:style-name="P33">For example, the given <text:span text:style-name="T5">$__target</text:span> variable that is pointing to the currently detected and built binary program is usually being copied to <text:span text:style-name="T5">data/usr/local/bin</text:span> directory <text:span text:style-name="T88">for compiling a binary package</text:span>. This means that the package shall the target program into /usr/local/bin/ when the package is installed by the customer.</text:p>
      <text:p text:style-name="P33"/>
      <text:p text:style-name="P33">AutomataCI provides the ability to overrides any existing required files (see below). If these files are absent, AutomataCI shall generate one using its generator functions. Be warned that creating these required files can be a cumbersome effort (due to <text:span text:style-name="T88">its</text:span> steep technical debt). Hence, it is recommended to just focus on constructing the package’s data path and leave the rest <text:span text:style-name="T90">of the required files </text:span>to the AutomataCI <text:span text:style-name="T90">generative</text:span> function.</text:p>
      <text:p text:style-name="P33"/>
      <text:p text:style-name="P84">If the function is unused, simply supply a single line with “<text:span text:style-name="T5">return 0</text:span>” is suffice to inform the shell that its does nothing.</text:p>
      <text:h text:style-name="P143" text:outline-level="6"><text:bookmark-start text:name="__RefHeading___Toc1131_1924128512"/>Required Files<text:bookmark-end text:name="__RefHeading___Toc1131_1924128512"/></text:h>
      <text:p text:style-name="P33">As specified by Debian engineering specifications, there are 5 known required files:</text:p>
      <text:p text:style-name="P33"/>
      <text:list text:style-name="L11">
        <text:list-item>
          <text:p text:style-name="P164">data/usr/share/docs/${PROJECT_SKU}/changelog.gz <text:span text:style-name="T40">OR</text:span><text:span text:style-name="T88"> </text:span>data/usr/<text:span text:style-name="T88">local/</text:span>share/docs/${PROJECT_SKU}/changelog.gz</text:p>
        </text:list-item>
        <text:list-item>
          <text:p text:style-name="P165">data/usr/share/docs/${PROJECT_SKU}/copyright.gz <text:span text:style-name="T40">OR</text:span><text:span text:style-name="T88"> </text:span>data/usr/<text:span text:style-name="T88">local/</text:span>share/docs/${PROJECT_SKU}/copyright.gz</text:p>
        </text:list-item>
        <text:list-item>
          <text:p text:style-name="P165">data/usr/share/man/man1/${PROJECT_SKU}.1.gz <text:span text:style-name="T40">OR</text:span><text:span text:style-name="T88"> </text:span>data/usr/<text:span text:style-name="T88">local/</text:span>share/man/man1/${PROJECT_SKU}.1.gz</text:p>
        </text:list-item>
        <text:list-item>
          <text:p text:style-name="P164">control/md5sum</text:p>
        </text:list-item>
        <text:list-item>
          <text:p text:style-name="P164">control/control</text:p>
        </text:list-item>
      </text:list>
      <text:p text:style-name="P41"/>
      <text:p text:style-name="P36">These files follow strict format and content as specified in the Debian manual (especially <text:span text:style-name="T5">control/control</text:span> file).</text:p>
      <text:p text:style-name="P79"/>
      <text:p text:style-name="P83">To ensure consistency is secured and to prevent introducing any unnecessary difficulty, AutomataCI will generate these files when they’re not being manually overridden <text:span text:style-name="T90">during the content assembly function execution.</text:span></text:p>
      <text:p text:style-name="P41"/>
      <text:h text:style-name="P144" text:outline-level="6"><text:bookmark-start text:name="__RefHeading___Toc1133_1924128512"/>Maintainers’ Scripts<text:bookmark-end text:name="__RefHeading___Toc1133_1924128512"/></text:h>
      <text:p text:style-name="P33">AutomataCI provides the ability for assembling the optional maintainers’ scripts. They must be permitted for execution and are housed under <text:span text:style-name="T5">control/</text:span> directory, such that:</text:p>
      <text:p text:style-name="P33"/>
      <text:list text:style-name="L12">
        <text:list-item>
          <text:p text:style-name="P166">control/preinst</text:p>
        </text:list-item>
        <text:list-item>
          <text:p text:style-name="P166">control/postinst</text:p>
        </text:list-item>
        <text:list-item>
          <text:p text:style-name="P166">control/prerm</text:p>
        </text:list-item>
        <text:list-item>
          <text:p text:style-name="P166">control/postrm</text:p>
        </text:list-item>
      </text:list>
      <text:p text:style-name="P33"/>
      <text:p text:style-name="P33">They are generally used for emergency patching, services (e.g. systemd, cron, nginx, etc) <text:span text:style-name="T90">setup</text:span>, and critical control during installation and removal. Their optional nature means you only assemble the scripts that you need and not using all of them is completely fine.</text:p>
      <text:p text:style-name="P33"/>
      <text:p text:style-name="P84">When in doubt, use <text:span text:style-name="T5">post[ACTION]</text:span> scripts.</text:p>
      <text:h text:style-name="P136" text:outline-level="5"><text:bookmark-start text:name="__RefHeading___Toc1177_1924128512 Copy 1"/>Distributed Source Code Package<text:bookmark-end text:name="__RefHeading___Toc1177_1924128512 Copy 1"/></text:h>
      <text:p text:style-name="P35">To create a source code package, simply place an empty file with the name complying to the following pattern:</text:p>
      <text:p text:style-name="P35"/>
      <text:p text:style-name="P66"><text:span text:style-name="T63">{PROJECT_SKU}</text:span><text:span text:style-name="T75">-</text:span><text:span text:style-name="T76">src</text:span>_<text:span text:style-name="T54">{OS}</text:span>-<text:span text:style-name="T66">{ARCH}</text:span></text:p>
      <text:p text:style-name="P80"/>
      <text:p text:style-name="P35">This trigger<text:span text:style-name="T90">s</text:span> the package job to recognize it as a target and you can assemble the <text:span text:style-name="T5">data/</text:span> path directly. <text:span text:style-name="T87">The place-holding file can be created in the Build job recipe </text:span><text:span text:style-name="T90">phase</text:span><text:span text:style-name="T87">.</text:span></text:p>
      <text:p text:style-name="P88"/>
      <text:p text:style-name="P88">Keep in mind that by doing so, the <text:span text:style-name="T5">$PROJECT_SKU</text:span> value used in the automation shall automatically add a “<text:span text:style-name="T5">-src</text:span>” suffix <text:span text:style-name="T90">for</text:span> avoid<text:span text:style-name="T90">ing</text:span> conflict with the binary package <text:span text:style-name="T90">counterpart when</text:span> both <text:span text:style-name="T90">forms are </text:span>distributed simultaneously.</text:p>
      <text:p text:style-name="P88"/>
      <text:p text:style-name="P84"><text:span text:style-name="T36">Debian requires the OS and ARCH to be specific so </text:span><text:span text:style-name="T41">the</text:span><text:span text:style-name="T36"> “</text:span><text:span text:style-name="T8">any</text:span><text:span text:style-name="T36">” ominous</text:span><text:span text:style-name="T41"> </text:span><text:span text:style-name="T36">value is not available</text:span>. Hence, please consider which OS and ARCH you wish to facilitate <text:span text:style-name="T91">the development </text:span>in order to restrict the development environment boundaries.</text:p>
      <text:p text:style-name="P80"/>
      <text:h text:style-name="P137" text:outline-level="5"><text:bookmark-start text:name="__RefHeading___Toc1177_1924128512 Copy 2"/><text:span text:style-name="T90">Collaborating with Automation – </text:span><text:span text:style-name="T92">the </text:span><text:span text:style-name="T24">control/control</text:span><text:span text:style-name="T90"> file</text:span><text:bookmark-end text:name="__RefHeading___Toc1177_1924128512 Copy 2"/></text:h>
      <text:p text:style-name="P84">AutomataCI permits fields overriding for the <text:span text:style-name="T5">control/control</text:span> file generation using the template file located here:</text:p>
      <text:p text:style-name="P84"/>
      <text:p text:style-name="P69">{PROJECT_PATH_RESOURCES}/packages/deb</text:p>
      <text:p text:style-name="P80"/>
      <text:p text:style-name="P84">Inside this template file, should you wish to use the AutomataCI processed value, simply set the value field as <text:span text:style-name="T5">{{ auto }}</text:span> is suffice.</text:p>
      <text:p text:style-name="P84"/>
      <text:p text:style-name="P84">Keep in mind that this file is heavily governed by Debian Policy Manual and you should at least go through the specification for binary package described here: </text:p>
      <text:p text:style-name="P84"/>
      <text:p text:style-name="P38"><text:a xlink:type="simple" xlink:href="https://www.debian.org/doc/debian-policy/index.html" text:style-name="Internet_20_link" text:visited-style-name="Visited_20_Internet_20_Link">https://www.debian.org/doc/debian-policy/index.html</text:a></text:p>
      <text:p text:style-name="P84"/>
      <text:p text:style-name="P84">Here’s an example:</text:p>
      <table:table table:name="Table13" table:style-name="Table13">
        <table:table-column table:style-name="Table13.A"/>
        <table:table-row>
          <table:table-cell table:style-name="Table13.A1" office:value-type="string">
            <text:p text:style-name="P45">Package: {{ AUTO }}</text:p>
            <text:p text:style-name="P45">Version: {{ AUTO }}</text:p>
            <text:p text:style-name="P45">Architecture: {{ AUTO }}</text:p>
            <text:p text:style-name="P45">Maintainer: {{ AUTO }}</text:p>
            <text:p text:style-name="P45">Installed-Size: {{ AUTO }}</text:p>
            <text:p text:style-name="P45">Section: devel</text:p>
            <text:p text:style-name="P45">Priority: optional</text:p>
            <text:p text:style-name="P45">Homepage: {{ AUTO }}</text:p>
            <text:p text:style-name="P45">Description: {{ AUTO }}</text:p>
            <text:p text:style-name="P45"><text:s/>Your longer description here. New empty line is separated by period shown</text:p>
            <text:p text:style-name="P45"><text:s/>below.</text:p>
            <text:p text:style-name="P45"><text:s/>.</text:p>
            <text:p text:style-name="P45"><text:s/>This is a new line.</text:p>
          </table:table-cell>
        </table:table-row>
      </table:table>
      <text:p text:style-name="P84"/>
      <text:p text:style-name="P84"/>
      <text:p text:style-name="P80"/>
      <text:h text:style-name="P137" text:outline-level="5"><text:bookmark-start text:name="__RefHeading___Toc2199_4028376694"/><text:span text:style-name="T90">Collaborating With Automation – </text:span><text:span text:style-name="T92">the </text:span><text:span text:style-name="T24">copyright.gz</text:span><text:span text:style-name="T90"> </text:span><text:span text:style-name="T92">file</text:span><text:bookmark-end text:name="__RefHeading___Toc2199_4028376694"/></text:h>
      <text:p text:style-name="P85">AutomataCI <text:span text:style-name="T91">constructs the </text:span><text:span text:style-name="T25">copyright.gz</text:span><text:span text:style-name="T91"> file by generating the license stanza and then appending the copyright text file located here:</text:span></text:p>
      <text:p text:style-name="P85"/>
      <text:p text:style-name="P70">{PROJECT_PATH_RESOURCES}/<text:span text:style-name="T91">licenses</text:span>/deb-<text:span text:style-name="T91">copyright</text:span></text:p>
      <text:p text:style-name="P89"/>
      <text:p text:style-name="P90">You should construct the license file as it is. <text:span text:style-name="T90">Keep in mind that this file is heavily governed by Debian Policy Manual and you should at least go through the specification for binary package described here: </text:span></text:p>
      <text:p text:style-name="P86"><text:a xlink:type="simple" xlink:href="https://www.debian.org/doc/packaging-manuals/copyright-format/1.0/" text:style-name="Internet_20_link" text:visited-style-name="Visited_20_Internet_20_Link">https://www.debian.org/doc/packaging-manuals/copyright-format/1.0/</text:a></text:p>
      <text:p text:style-name="P90"/>
      <text:p text:style-name="P90">REMINDER: you only need to generate the body of the file as the automation will generate the license stanza automatically. If you need to modify the process, consider overriding the output manually.</text:p>
      <text:p text:style-name="P85"/>
      <text:p text:style-name="P85">Here’s an example:</text:p>
      <table:table table:name="Table14" table:style-name="Table14">
        <table:table-column table:style-name="Table14.A"/>
        <table:table-row>
          <table:table-cell table:style-name="Table14.A1" office:value-type="string">
            <text:p text:style-name="P44">Files: automataCI/*, ci.cmd</text:p>
            <text:p text:style-name="P44">Copyright: 2023 (Holloway) Chew, Kean Ho &lt;hollowaykeanho@gmail.com&gt;</text:p>
            <text:p text:style-name="P44">License: Apache-2.0</text:p>
            <text:p text:style-name="P44"><text:s/>Licensed under the Apache License, Version 2.0 (the "License");</text:p>
            <text:p text:style-name="P44"><text:s/>you may not use this file except in compliance with the License.</text:p>
            <text:p text:style-name="P44"><text:s/>You may obtain a copy of the License at</text:p>
            <text:p text:style-name="P44"><text:s/>.</text:p>
            <text:p text:style-name="P44"><text:s/>http://www.apache.org/licenses/LICENSE-2.0</text:p>
            <text:p text:style-name="P44"><text:s/>.</text:p>
            <text:p text:style-name="P44"><text:s/>Unless required by applicable law or agreed to in writing, software</text:p>
            <text:p text:style-name="P44"><text:s/>distributed under the License is distributed on an "AS IS" BASIS,</text:p>
            <text:p text:style-name="P44"><text:s/>WITHOUT WARRANTIES OR CONDITIONS OF ANY KIND, either express or implied.</text:p>
            <text:p text:style-name="P44"><text:s/>See the License for the specific language governing permissions and</text:p>
            <text:p text:style-name="P44"><text:s/>limitations under the License.</text:p>
            <text:p text:style-name="P44"/>
            <text:p text:style-name="P44">Files: *</text:p>
            <text:p text:style-name="P44">Copyright: {{ YEAR }} {{ YOUR_NAME_HERE }} &lt;{{ YOUR_EMAIL_HERE }}&gt;</text:p>
            <text:p text:style-name="P44">License: {{ YOUR_SPDX_LICENSE_TAG_HERE }}</text:p>
            <text:p text:style-name="P44"><text:s/>{{ LICENSE_NOTICE }}</text:p>
          </table:table-cell>
        </table:table-row>
      </table:table>
      <text:h text:style-name="P131" text:outline-level="4"><text:bookmark-start text:name="__RefHeading___Toc767_1924128512"/><text:soft-page-break/>Red Hat Package (.rpm)<text:bookmark-end text:name="__RefHeading___Toc767_1924128512"/></text:h>
      <text:p text:style-name="P41"/>
      <text:h text:style-name="P133" text:outline-level="4"><text:bookmark-start text:name="__RefHeading___Toc769_1924128512"/><text:span text:style-name="T94">Red Hat Flatpak </text:span><text:span text:style-name="T101">Ecosystem </text:span><text:span text:style-name="T94">(</text:span><text:span text:style-name="T101">F</text:span><text:span text:style-name="T94">latpak)</text:span><text:bookmark-end text:name="__RefHeading___Toc769_1924128512"/></text:h>
      <text:p text:style-name="P98">Red Hat’s Flatpak (also known as “Flatpak”) is a cross-<text:span text:style-name="T101">L</text:span>inux platform with sandbox capabilities to securely and peacefully distributing applications across the <text:span text:style-name="T101">L</text:span>inux OSes. It is an exclusive distribution dedicated for Linux OSes both Red Hat and Debian alike.</text:p>
      <text:p text:style-name="P98"/>
      <text:p text:style-name="P98">AutomataCI supports Flatpak directly using Flatpak official specification located here: <text:a xlink:type="simple" xlink:href="https://docs.flatpak.org/en/latest/introduction.html" text:style-name="Internet_20_link" text:visited-style-name="Visited_20_Internet_20_Link">https://docs.flatpak.org/en/latest/introduction.html</text:a>. To ensure a consistent output metadata across other distribution channels, AutomataCI generates the required <text:span text:style-name="T5">manifest.yml</text:span> internally while still permitting developer to overwrite it at the content assembly phase.</text:p>
      <text:p text:style-name="P98"/>
      <text:p text:style-name="P98">Before begin to construct your own job recipe, it is vital to understand at least the specification mentioned earlier alongside the following:</text:p>
      <text:list text:style-name="L13">
        <text:list-item>
          <text:p text:style-name="P168"><text:a xlink:type="simple" xlink:href="https://www.freedesktop.org/software/appstream/docs/chap-Metadata.html" text:style-name="Internet_20_link" text:visited-style-name="Visited_20_Internet_20_Link">https://www.freedesktop.org/software/appstream/docs/chap-Metadata.html</text:a></text:p>
        </text:list-item>
        <text:list-item>
          <text:p text:style-name="P168"><text:a xlink:type="simple" xlink:href="https://specifications.freedesktop.org/menu-spec/latest/apa.html" text:style-name="Internet_20_link" text:visited-style-name="Visited_20_Internet_20_Link">https://specifications.freedesktop.org/menu-spec/latest/apa.html</text:a></text:p>
        </text:list-item>
      </text:list>
      <text:p text:style-name="P98"/>
      <text:h text:style-name="P138" text:outline-level="5"><text:bookmark-start text:name="__RefHeading___Toc2465_434360195"/>Supported Platform<text:bookmark-end text:name="__RefHeading___Toc2465_434360195"/></text:h>
      <text:p text:style-name="P98">AutomataCI can only build <text:span text:style-name="T101">F</text:span>latpak output in the following build environment:</text:p>
      <text:p text:style-name="P39"/>
      <table:table table:name="Table15" table:style-name="Table15">
        <table:table-column table:style-name="Table15.A" table:number-columns-repeated="3"/>
        <table:table-column table:style-name="Table15.D"/>
        <table:table-row>
          <table:table-cell table:style-name="Table15.A1" office:value-type="string">
            <text:p text:style-name="P48">UNIX <text:span text:style-name="T89">(Debian based)</text:span></text:p>
          </table:table-cell>
          <table:table-cell table:style-name="Table15.A1" office:value-type="string">
            <text:p text:style-name="P52">UNIX (Red Hat based)</text:p>
          </table:table-cell>
          <table:table-cell table:style-name="Table15.A1" office:value-type="string">
            <text:p text:style-name="P48">MacOS</text:p>
          </table:table-cell>
          <table:table-cell table:style-name="Table15.D1" office:value-type="string">
            <text:p text:style-name="P48">Windows</text:p>
          </table:table-cell>
        </table:table-row>
        <table:table-row>
          <table:table-cell table:style-name="Table15.A2" office:value-type="string">
            <text:p text:style-name="P54">Supported</text:p>
          </table:table-cell>
          <table:table-cell table:style-name="Table15.A2" office:value-type="string">
            <text:p text:style-name="P54">Supported</text:p>
          </table:table-cell>
          <table:table-cell table:style-name="Table15.A2" office:value-type="string">
            <text:p text:style-name="P56">Not Supported</text:p>
          </table:table-cell>
          <table:table-cell table:style-name="Table15.D2" office:value-type="string">
            <text:p text:style-name="P56">Not Supported</text:p>
          </table:table-cell>
        </table:table-row>
      </table:table>
      <text:p text:style-name="P98"/>
      <text:h text:style-name="P139" text:outline-level="5"><text:bookmark-start text:name="__RefHeading___Toc2467_434360195"/>Content Assembly Function<text:bookmark-end text:name="__RefHeading___Toc2467_434360195"/></text:h>
      <text:p text:style-name="P98">The content assembly function is:</text:p>
      <table:table table:name="Table16" table:style-name="Table16">
        <table:table-column table:style-name="Table16.A"/>
        <table:table-row>
          <table:table-cell table:style-name="Table16.A1" office:value-type="string">
            <text:p text:style-name="P68">PACKAGE::assemble_<text:span text:style-name="T95">flatpak</text:span>_content() {</text:p>
            <text:p text:style-name="P68"><text:tab/>…</text:p>
            <text:p text:style-name="P68">}</text:p>
          </table:table-cell>
        </table:table-row>
      </table:table>
      <text:p text:style-name="P39">Since <text:span text:style-name="T95">both </text:span>Windows <text:span text:style-name="T95">and MacOS</text:span> do not support <text:span text:style-name="T26">flatpak</text:span> due to the <text:span text:style-name="T95">Linux kernel requirement, </text:span>there is no Windows <text:span text:style-name="T95">or MacOS </text:span>counterparts.</text:p>
      <text:p text:style-name="P39"/>
      <text:p text:style-name="P39">In this function, the package <text:span text:style-name="T95">j</text:span>ob shall pass in the following positional parameters:</text:p>
      <text:p text:style-name="P39"/>
      <text:p text:style-name="P68">__target="$1"</text:p>
      <text:p text:style-name="P68">__directory="$2"</text:p>
      <text:p text:style-name="P68">__target_name="$3"</text:p>
      <text:p text:style-name="P68">__target_os="$4"</text:p>
      <text:p text:style-name="P68">__target_arch="$5"</text:p>
      <text:p text:style-name="P39"/>
      <text:p text:style-name="P39">The <text:span text:style-name="T5">$__directory</text:span> variable should point to the workspace directory. The <text:span text:style-name="T88">objective</text:span> is to assemble the “to be installed” file structure i<text:span text:style-name="T95">nto this directory and let </text:span><text:span text:style-name="T26">flatpak-builder</text:span><text:span text:style-name="T95"> to build the flatpak package using a </text:span><text:span text:style-name="T26">manifest.yml</text:span><text:span text:style-name="T95"> file, either generated by AutomataCI or manually overridden.</text:span></text:p>
      <text:p text:style-name="P39"/>
      <text:p text:style-name="P40">For example, the given <text:span text:style-name="T5">$__target</text:span> variable that is pointing to the currently detected and built binary program is usually being copied <text:span text:style-name="T101">as</text:span> <text:span text:style-name="T26">__directory/</text:span><text:span text:style-name="T31">${PROJECT_SKU}</text:span>.</text:p>
      <text:p text:style-name="P39"/>
      <text:p text:style-name="P39">AutomataCI provides the ability to overrides any existing required files (see below). If these files are absent, AutomataCI shall generate one using its generator functions. Be warned that creating these required files can be a cumbersome effort (due to <text:span text:style-name="T88">its</text:span> steep technical debt). Hence, it is recommended to just focus on constructing the package’s data path and leave the rest <text:span text:style-name="T90">of the required files </text:span>to the AutomataCI <text:span text:style-name="T90">generative</text:span> function.</text:p>
      <text:p text:style-name="P39"/>
      <text:p text:style-name="P87">If the function is unused, simply supply a single line with “<text:span text:style-name="T5">return 0</text:span>” is suffice to inform the shell that its does nothing.</text:p>
      <text:p text:style-name="P39"/>
      <text:h text:style-name="P145" text:outline-level="6"><text:bookmark-start text:name="__RefHeading___Toc1131_1924128512 Copy 1"/>Required Files<text:bookmark-end text:name="__RefHeading___Toc1131_1924128512 Copy 1"/></text:h>
      <text:p text:style-name="P39">As specified by Debian engineering specifications, there are 5 known required files:</text:p>
      <text:p text:style-name="P39"/>
      <text:list text:style-name="L14">
        <text:list-item>
          <text:p text:style-name="P170"><text:span text:style-name="T8">manifest.{ym</text:span><text:span text:style-name="T13">l||</text:span><text:span text:style-name="T8">json}</text:span></text:p>
        </text:list-item>
        <text:list-item>
          <text:p text:style-name="P171"><text:span text:style-name="T12">appdata.xml</text:span><text:span text:style-name="T29"> 🠜 </text:span><text:span text:style-name="T28">$</text:span><text:span text:style-name="T27">{PROJECT_PATH_RESOURCES}/packages/flatpak.</text:span><text:span text:style-name="T29">xml</text:span></text:p>
        </text:list-item>
        <text:list-item>
          <text:p text:style-name="P171"><text:span text:style-name="T12">icon.svg</text:span><text:span text:style-name="T50"> 🠜 </text:span><text:span text:style-name="T28">$</text:span><text:span text:style-name="T27">{PROJECT_PATH_RESOURCES}/</text:span><text:span text:style-name="T29">icons</text:span><text:span text:style-name="T27">/</text:span><text:span text:style-name="T29">icon.svg</text:span></text:p>
        </text:list-item>
        <text:list-item>
          <text:p text:style-name="P171"><text:span text:style-name="T12">icon-48x48.png</text:span><text:span text:style-name="T50"> 🠜 </text:span><text:span text:style-name="T28">$</text:span><text:span text:style-name="T27">{PROJECT_PATH_RESOURCES}/</text:span><text:span text:style-name="T29">icons</text:span><text:span text:style-name="T27">/</text:span><text:span text:style-name="T29">icon-48x48.png</text:span></text:p>
        </text:list-item>
        <text:list-item>
          <text:p text:style-name="P171"><text:span text:style-name="T12">icon-128x128.png</text:span><text:span text:style-name="T50"> 🠜 </text:span><text:span text:style-name="T28">$</text:span><text:span text:style-name="T27">{PROJECT_PATH_RESOURCES}/</text:span><text:span text:style-name="T29">icons</text:span><text:span text:style-name="T27">/</text:span><text:span text:style-name="T29">icon-128x128.png</text:span></text:p>
        </text:list-item>
      </text:list>
      <text:p text:style-name="P103"/>
      <text:p text:style-name="P39">These files follow strict format and content as specified in the <text:span text:style-name="T95">Flatpak specification</text:span>. <text:span text:style-name="T88">To ensure consistency is secured and to prevent introducing any unnecessary difficulty, AutomataCI will generate these files when they’re not being manually overridden </text:span><text:span text:style-name="T90">during the content assembly function execution. </text:span><text:span text:style-name="T95">Due to the complexities involved with Flatpak (e.g. sandbox management), </text:span><text:span text:style-name="T96">it is highly recommended not to override </text:span><text:span text:style-name="T19">manifest.yml </text:span><text:span text:style-name="T20">OR </text:span><text:span text:style-name="T19">manifest.json</text:span><text:span text:style-name="T96"> file </text:span><text:span text:style-name="T97">of your choice</text:span><text:span text:style-name="T95">.</text:span></text:p>
      <text:p text:style-name="P39"/>
      <text:p text:style-name="P100"><text:span text:style-name="T95">The </text:span><text:span text:style-name="T26">appdata.xml</text:span><text:span text:style-name="T95">, </text:span><text:span text:style-name="T30">icon.svg</text:span><text:span text:style-name="T100">, </text:span><text:span text:style-name="T30">icon-48x48.png</text:span><text:span text:style-name="T100">, and </text:span><text:span text:style-name="T30">icon-128x128.png</text:span><text:span text:style-name="T100"> are</text:span><text:span text:style-name="T95"> responsible for marketing your </text:span><text:span text:style-name="T100">F</text:span><text:span text:style-name="T95">latpak </text:span><text:span text:style-name="T100">package in the public repositories</text:span><text:span text:style-name="T95">. </text:span><text:span text:style-name="T100">These files have their own</text:span><text:span text:style-name="T95"> </text:span><text:span text:style-name="T100">respective </text:span><text:span text:style-name="T95">template </text:span><text:span text:style-name="T100">and</text:span><text:span text:style-name="T95"> AutoamtaCI would just copy </text:span><text:span text:style-name="T100">them</text:span><text:span text:style-name="T95"> directly into the workspace directory. </text:span><text:span text:style-name="T100">The documentations are available at:</text:span></text:p>
      <text:list text:style-name="L15">
        <text:list-item>
          <text:p text:style-name="P146"><text:a xlink:type="simple" xlink:href="https://docs.flatpak.org/en/latest/freedesktop-quick-reference.html" text:style-name="Internet_20_link" text:visited-style-name="Visited_20_Internet_20_Link">https://docs.flatpak.org/en/latest/freedesktop-quick-reference.html</text:a></text:p>
        </text:list-item>
        <text:list-item>
          <text:p text:style-name="P146"><text:a xlink:type="simple" xlink:href="https://specifications.freedesktop.org/icon-theme-spec/icon-theme-spec-latest.html" text:style-name="Internet_20_link" text:visited-style-name="Visited_20_Internet_20_Link">https://specifications.freedesktop.org/icon-theme-spec/icon-theme-spec-latest.html</text:a></text:p>
        </text:list-item>
      </text:list>
      <text:p text:style-name="P102"/>
      <text:p text:style-name="P100"/>
      <text:h text:style-name="P138" text:outline-level="5"><text:bookmark-start text:name="__RefHeading___Toc2469_434360195"/>Branch Management<text:bookmark-end text:name="__RefHeading___Toc2469_434360195"/></text:h>
      <text:p text:style-name="P98">AutomataCI treats each of the Flatpak branches as the supported architecture. Hence, should your project supports multiple architectures by default, your <text:span text:style-name="T101">F</text:span>latpak repository should checkout the branches in accordance to the CPU type. Read the following for more info:</text:p>
      <text:p text:style-name="P98"/>
      <text:list text:style-name="L16">
        <text:list-item>
          <text:p text:style-name="P169"><text:a xlink:type="simple" xlink:href="https://docs.flatpak.org/en/latest/using-flatpak.html#identifier-triples" text:style-name="Internet_20_link" text:visited-style-name="Visited_20_Internet_20_Link">https://docs.flatpak.org/en/latest/using-flatpak.html#identifier-triples</text:a></text:p>
        </text:list-item>
      </text:list>
      <text:p text:style-name="P98"/>
      <text:p text:style-name="P98">The <text:span text:style-name="T5">default-branch</text:span> is set to “<text:span text:style-name="T5">any</text:span>”.</text:p>
      <text:p text:style-name="P98"/>
      <text:h text:style-name="P139" text:outline-level="5"><text:bookmark-start text:name="__RefHeading___Toc2471_434360195"/>Sandbox Permission<text:bookmark-end text:name="__RefHeading___Toc2471_434360195"/></text:h>
      <text:p text:style-name="P98">AutomataCI relies on <text:span text:style-name="T5">${PROJECT_PATH_RESOURCES}/packages/flatpak.perm</text:span> to populate the sandbox permission in the manifest file (<text:span text:style-name="T5">finish-args</text:span> field). Read more here: <text:a xlink:type="simple" xlink:href="https://docs.flatpak.org/en/latest/manifests.html#finishing" text:style-name="Internet_20_link" text:visited-style-name="Visited_20_Internet_20_Link">https://docs.flatpak.org/en/latest/manifests.html#finishing</text:a></text:p>
      <text:p text:style-name="P100"/>
      <text:p text:style-name="P99">This .perm file <text:span text:style-name="T36">must be 1 permission per line as it will be assembled as an array element</text:span> by AutomataCI. <text:span text:style-name="T98">Hence, you </text:span><text:span text:style-name="T42">should only add or remove the required permissions inside the </text:span><text:span text:style-name="T43">specified</text:span><text:span text:style-name="T42"> $</text:span><text:span text:style-name="T8">{PROJECT_PATH_RESOURCES}/packages/flatpak.perm</text:span><text:span text:style-name="T42"> only</text:span><text:span text:style-name="T98">. The list of Sandbox permissions are available at: </text:span><text:a xlink:type="simple" xlink:href="https://docs.flatpak.org/en/latest/sandbox-permissions-reference.html" text:style-name="Internet_20_link" text:visited-style-name="Visited_20_Internet_20_Link"><text:span text:style-name="T98">https://docs.flatpak.org/en/latest/sandbox-permissions-reference.html</text:span></text:a><text:span text:style-name="T98"> </text:span></text:p>
      <text:p text:style-name="P98"/>
      <text:p text:style-name="P101">Please note that there are blacklisted permissions listed in <text:a xlink:type="simple" xlink:href="https://docs.flatpak.org/en/latest/sandbox-permissions.html" text:style-name="Internet_20_link" text:visited-style-name="Visited_20_Internet_20_Link">https://docs.flatpak.org/en/latest/sandbox-permissions.html</text:a> when constructing your list.</text:p>
      <text:p text:style-name="P98"/>
      <text:h text:style-name="P140" text:outline-level="5"><text:bookmark-start text:name="__RefHeading___Toc2568_434360195"/>Directory-based Output<text:bookmark-end text:name="__RefHeading___Toc2568_434360195"/></text:h>
      <text:p text:style-name="P101">Due to <text:span text:style-name="T5">flatpak-builder</text:span>’s output nature, all successful Flatpak packages are directory-based housing the required files and directory structure for <text:span text:style-name="T5">flatpak-builder</text:span> to export in the <text:span text:style-name="T99">R</text:span>elease job later.</text:p>
      <text:p text:style-name="P101"/>
      <text:p text:style-name="P101">You’re free to inspect the output directories but leave them as it is to avoid pipeline breakage later.</text:p>
      <text:p text:style-name="P101"/>
      <text:h text:style-name="P141" text:outline-level="5"><text:bookmark-start text:name="__RefHeading___Toc2570_434360195"/>Screenshots<text:bookmark-end text:name="__RefHeading___Toc2570_434360195"/></text:h>
      <text:p text:style-name="P102">The screenshots for the <text:span text:style-name="T5">Appdata.</text:span><text:span text:style-name="T31">xml</text:span><text:span text:style-name="T101"> file according to the specification here (</text:span><text:a xlink:type="simple" xlink:href="https://www.freedesktop.org/software/appstream/docs/chap-Metadata.html#tag-screenshots" text:style-name="Internet_20_link" text:visited-style-name="Visited_20_Internet_20_Link"><text:span text:style-name="T101">https://www.freedesktop.org/software/appstream/docs/chap-Metadata.html#tag-screenshots</text:span></text:a><text:span text:style-name="T101">) are best hosted elsewhere and back-linked into the XML data file. There are no signs of the screenshots can be loaded from the package internally.</text:span></text:p>
      <text:p text:style-name="P102"/>
      <text:h text:style-name="P142" text:outline-level="5"><text:bookmark-start text:name="__RefHeading___Toc2570_434360195 Copy 3"/>Adding Custom Files<text:bookmark-end text:name="__RefHeading___Toc2570_434360195 Copy 3"/></text:h>
      <text:p text:style-name="P105">Aside from assembling the custom files via the <text:span text:style-name="T5">PACKAGE::assemble_flatpak_content</text:span> function, AutomataCI prepares a collaborative ${PROJECT_PATH_RESOURCES}/packages/flatpak.<text:span text:style-name="T5">yml</text:span> for one to provide the installation instructions. These instructions shall be appended to the generated <text:span text:style-name="T5">manifest.yml</text:span>’s modules fields.</text:p>
      <text:p text:style-name="P105"/>
      <text:p text:style-name="P105">For example, say, a <text:span text:style-name="T5">demo.pdf</text:span> document file is made available, the <text:span text:style-name="T5">${PROJECT_PATH_RESOURCES}/packages/flatpak.yml</text:span> file should have the an installation instruction like:</text:p>
      <text:p text:style-name="P105"/>
      <text:p text:style-name="P71"># ...</text:p>
      <text:p text:style-name="P71">modules:</text:p>
      <text:p text:style-name="P71"><text:s text:c="2"/>- name: demo-instruction</text:p>
      <text:p text:style-name="P71"><text:s text:c="4"/>buildsystem: simple</text:p>
      <text:p text:style-name="P71"><text:s text:c="4"/>build-commands:</text:p>
      <text:p text:style-name="P71"><text:s text:c="6"/>- install -D demo.pdf /app/docs/appname-demo.pdf</text:p>
      <text:p text:style-name="P71"><text:s text:c="4"/>sources:</text:p>
      <text:p text:style-name="P71"><text:s text:c="6"/>- type: file</text:p>
      <text:p text:style-name="P71"><text:s text:c="8"/>path: demo.pdf</text:p>
      <text:h text:style-name="P132" text:outline-level="4"><text:bookmark-start text:name="__RefHeading___Toc771_1924128512"/>PyPi Modul<text:span text:style-name="T102">e</text:span><text:bookmark-end text:name="__RefHeading___Toc771_1924128512"/></text:h>
      <text:h text:style-name="P125" text:outline-level="3"><text:bookmark-start text:name="__RefHeading___Toc221_1924128512"/>Release<text:bookmark-end text:name="__RefHeading___Toc221_1924128512"/></text:h>
      <text:p text:style-name="P11">Release Job is responsible for publishing all the packages to their respective <text:span text:style-name="T77">distribution </text:span>ecosystems. It shall detect all the known packages in <text:span text:style-name="T77">the </text:span><text:span text:style-name="T23">PROJECT_PATH_ROOT/PROJECT_PATH_PKG</text:span><text:span text:style-name="T77"> (defined in </text:span><text:span text:style-name="T23">CONFIG.toml</text:span><text:span text:style-name="T77">).</text:span></text:p>
      <text:p text:style-name="P11"/>
      <text:p text:style-name="P27">Since these ecosystem <text:span text:style-name="T77">distribution</text:span> processes are usually unchanged, AutomataCI has them built-in for generating the necessary packages output for later Release CI job. This also means that this particular CI job rarely needs a customized job recipe.</text:p>
      <text:p text:style-name="P27"/>
      <text:h text:style-name="P127" text:outline-level="4"><text:bookmark-start text:name="__RefHeading___Toc584_1924128512"/>Operating Parameters<text:bookmark-end text:name="__RefHeading___Toc584_1924128512"/></text:h>
      <text:p text:style-name="P28">This job takes the following as its inputs:</text:p>
      <text:p text:style-name="P75"/>
      <text:p text:style-name="P29"><text:span text:style-name="T80">{PROJECT_PATH_ROOT}</text:span>/<text:span text:style-name="T66">{PROJECT_PATH_PKG}</text:span>/</text:p>
      <text:p text:style-name="P75"/>
      <text:p text:style-name="P28">This job generate no files as output.</text:p>
      <text:p text:style-name="P75"/>
      <text:p text:style-name="P27"/>
      <text:h text:style-name="P125" text:outline-level="3"><text:bookmark-start text:name="__RefHeading___Toc223_1924128512"/>Compose<text:bookmark-end text:name="__RefHeading___Toc223_1924128512"/></text:h>
      <text:p text:style-name="P74">Compose Job is responsible for generating the project’s documentations (e.g. website, PDFs and etc) artifacts for Publish job.</text:p>
      <text:p text:style-name="P74"/>
      <text:p text:style-name="P28"><text:span text:style-name="T46">TODO</text:span><text:span text:style-name="T45"> – under construction</text:span>.</text:p>
      <text:p text:style-name="P24"/>
      <text:h text:style-name="P124" text:outline-level="3"><text:bookmark-start text:name="__RefHeading___Toc225_1924128512"/>Publish<text:bookmark-end text:name="__RefHeading___Toc225_1924128512"/></text:h>
      <text:p text:style-name="P74">Publish Job is to publish the composed documentations to the corresponding publication ecosystem.</text:p>
      <text:p text:style-name="P74"/>
      <text:p text:style-name="P28"><text:span text:style-name="T46">TODO</text:span><text:span text:style-name="T45"> – under construction</text:span>.</text:p>
      <text:p text:style-name="P74"/>
      <text:h text:style-name="P124" text:outline-level="3"><text:bookmark-start text:name="__RefHeading___Toc227_1924128512"/>Clean<text:bookmark-end text:name="__RefHeading___Toc227_1924128512"/></text:h>
      <text:p text:style-name="P74">Clean Job is to remove all operating artifacts except the PROJECT_PATH_TOOLS directory for a clean operation.</text:p>
      <text:p text:style-name="P74"/>
      <text:p text:style-name="P28"><text:span text:style-name="T46">TODO</text:span><text:span text:style-name="T45"> – under construction</text:span>.</text:p>
      <text:p text:style-name="P74"/>
      <text:h text:style-name="P124" text:outline-level="3"><text:bookmark-start text:name="__RefHeading___Toc229_1924128512"/>Purge<text:bookmark-end text:name="__RefHeading___Toc229_1924128512"/></text:h>
      <text:p text:style-name="P74">Purge Job is to remove everything including PROJECT_PATH_TOOLS directory and restore the project to its initial state.</text:p>
      <text:p text:style-name="P74"/>
      <text:p text:style-name="P28"><text:span text:style-name="T46">TODO</text:span><text:span text:style-name="T45"> – under construction</text:span>.</text:p>
      <text:p text:style-name="P74"/>
      <text:h text:style-name="P106" text:outline-level="1"><text:bookmark-start text:name="__RefHeading___Toc261_3933114832"/>Epilogue<text:bookmark-end text:name="__RefHeading___Toc261_3933114832"/></text:h>
      <text:p text:style-name="P8">That’s all from us. We <text:span text:style-name="T70">wish</text:span> you would enjoy <text:span text:style-name="T70">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Mono" svg:font-family="'Noto Mono'"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family-generic="swiss" style:font-pitch="variable"/>
    <style:font-face style:name="Noto Serif CJK SC Black" svg:font-family="'Noto Serif CJK SC Black'" style:font-family-generic="roman"/>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315cc7" officeooo:paragraph-rsid="00315cc7" style:font-size-asian="10pt" style:font-weight-asian="bold" style:font-size-complex="10pt" style:font-weight-complex="bold"/>
    </style:style>
    <style:style style:name="MP5" style:family="paragraph" style:parent-style-name="Table_20_Contents">
      <style:text-properties officeooo:rsid="00171331" officeooo:paragraph-rsid="0069c67a"/>
    </style:style>
    <style:style style:name="MP6" style:family="paragraph" style:parent-style-name="Table_20_Contents">
      <style:text-properties fo:color="#666666" loext:opacity="100%" fo:font-size="10pt" officeooo:rsid="0069c67a" officeooo:paragraph-rsid="0069c67a" style:font-size-asian="10pt" style:font-size-complex="10pt"/>
    </style:style>
    <style:style style:name="MP7" style:family="paragraph" style:parent-style-name="Standard">
      <style:text-properties fo:font-size="2pt" officeooo:rsid="00157611" officeooo:paragraph-rsid="00157611" style:font-size-asian="2pt" style:font-size-complex="2pt"/>
    </style:style>
    <style:style style:name="MP8"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officeooo:rsid="0069c67a"/>
    </style:style>
    <style:style style:name="MT2" style:family="text">
      <style:text-properties fo:color="#000080" loext:opacity="100%" fo:font-size="10pt" officeooo:rsid="0069c67a" style:font-size-asian="10pt" style:font-size-complex="10pt"/>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39"><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text:span text:style-name="MT1">YOUR BRAND NAME HERE</text:span></text:p>
              <text:p text:style-name="MP5"><text:span text:style-name="MT2">your contact email here | your contact phone here</text:span></text:p>
              <text:p text:style-name="MP6">your website here</text:p>
            </table:table-cell>
          </table:table-row>
        </table:table>
        <text:p text:style-name="MP7"/>
      </style:header>
      <style:footer>
        <text:p text:style-name="Horizontal_20_Line"/>
        <text:p text:style-name="MP8">Page <text:page-number text:select-page="current">36</text:page-number><text:s/>of <text:page-count>4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Holloway) Chew, Kean Ho's Official</dc:title>
    <meta:generator>LibreOffice/7.5.5.2$Linux_X86_64 LibreOffice_project/ca8fe7424262805f223b9a2334bc7181abbcbf5e</meta:generator>
    <meta:editing-duration>P2DT18H12M2S</meta:editing-duration>
    <meta:editing-cycles>76</meta:editing-cycles>
    <dc:subject>(Holloway) Chew, Kean Ho's Official</dc:subject>
    <meta:initial-creator>Kean Ho Chew</meta:initial-creator>
    <dc:date>2023-08-31T06:59:13.677479763</dc:date>
    <dc:creator>Kean Ho Chew</dc:creator>
    <meta:keyword>Official Document</meta:keyword>
    <meta:document-statistic meta:table-count="16" meta:image-count="1" meta:object-count="0" meta:page-count="40" meta:paragraph-count="486" meta:word-count="5213" meta:character-count="36166" meta:non-whitespace-character-count="31311"/>
    <meta:template xlink:type="simple" xlink:actuate="onRequest" xlink:title="ZORALab Official" xlink:href="../../../../templates/ZORALab/Letter%20Head.ott" meta:date="2023-07-13T09:31:47.044211352"/>
  </office:meta>
</office:document-meta>
</file>